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random_memory_10_times4ave_50_maxs_0.2" table:style-name="ta1">
        <table:shapes>
          <draw:frame draw:z-index="0" draw:style-name="gr1" draw:text-style-name="P1" svg:width="36.039cm" svg:height="9.005cm" svg:x="5.009cm" svg:y="15.353cm">
            <draw:object draw:notify-on-update-of-ranges="'TESTBENCH_metaheu_ls_vnd_bvns_ts__niter_10_search_anxious_init_random_memory_10_times4ave_50_maxs_0.2'.D1:'TESTBENCH_metaheu_ls_vnd_bvns_ts__niter_10_search_anxious_init_random_memory_10_times4ave_50_maxs_0.2'.D1 'TESTBENCH_metaheu_ls_vnd_bvns_ts__niter_10_search_anxious_init_random_memory_10_times4ave_50_maxs_0.2'.D2:'TESTBENCH_metaheu_ls_vnd_bvns_ts__niter_10_search_anxious_init_random_memory_10_times4ave_50_maxs_0.2'.D31 'TESTBENCH_metaheu_ls_vnd_bvns_ts__niter_10_search_anxious_init_random_memory_10_times4ave_50_maxs_0.2'.E1:'TESTBENCH_metaheu_ls_vnd_bvns_ts__niter_10_search_anxious_init_random_memory_10_times4ave_50_maxs_0.2'.E1 'TESTBENCH_metaheu_ls_vnd_bvns_ts__niter_10_search_anxious_init_random_memory_10_times4ave_50_maxs_0.2'.E2:'TESTBENCH_metaheu_ls_vnd_bvns_ts__niter_10_search_anxious_init_random_memory_10_times4ave_50_maxs_0.2'.E31 'TESTBENCH_metaheu_ls_vnd_bvns_ts__niter_10_search_anxious_init_random_memory_10_times4ave_50_maxs_0.2'.G1:'TESTBENCH_metaheu_ls_vnd_bvns_ts__niter_10_search_anxious_init_random_memory_10_times4ave_50_maxs_0.2'.G1 'TESTBENCH_metaheu_ls_vnd_bvns_ts__niter_10_search_anxious_init_random_memory_10_times4ave_50_maxs_0.2'.G2:'TESTBENCH_metaheu_ls_vnd_bvns_ts__niter_10_search_anxious_init_random_memory_10_times4ave_50_maxs_0.2'.G31 'TESTBENCH_metaheu_ls_vnd_bvns_ts__niter_10_search_anxious_init_random_memory_10_times4ave_50_maxs_0.2'.H1:'TESTBENCH_metaheu_ls_vnd_bvns_ts__niter_10_search_anxious_init_random_memory_10_times4ave_50_maxs_0.2'.H1 'TESTBENCH_metaheu_ls_vnd_bvns_ts__niter_10_search_anxious_init_random_memory_10_times4ave_50_maxs_0.2'.H2:'TESTBENCH_metaheu_ls_vnd_bvns_ts__niter_10_search_anxious_init_random_memory_10_times4ave_50_maxs_0.2'.H31 'TESTBENCH_metaheu_ls_vnd_bvns_ts__niter_10_search_anxious_init_random_memory_10_times4ave_50_maxs_0.2'.J1:'TESTBENCH_metaheu_ls_vnd_bvns_ts__niter_10_search_anxious_init_random_memory_10_times4ave_50_maxs_0.2'.J1 'TESTBENCH_metaheu_ls_vnd_bvns_ts__niter_10_search_anxious_init_random_memory_10_times4ave_50_maxs_0.2'.J2:'TESTBENCH_metaheu_ls_vnd_bvns_ts__niter_10_search_anxious_init_random_memory_10_times4ave_50_maxs_0.2'.J31 'TESTBENCH_metaheu_ls_vnd_bvns_ts__niter_10_search_anxious_init_random_memory_10_times4ave_50_maxs_0.2'.K1:'TESTBENCH_metaheu_ls_vnd_bvns_ts__niter_10_search_anxious_init_random_memory_10_times4ave_50_maxs_0.2'.K1 'TESTBENCH_metaheu_ls_vnd_bvns_ts__niter_10_search_anxious_init_random_memory_10_times4ave_50_maxs_0.2'.K2:'TESTBENCH_metaheu_ls_vnd_bvns_ts__niter_10_search_anxious_init_random_memory_10_times4ave_50_maxs_0.2'.K31 'TESTBENCH_metaheu_ls_vnd_bvns_ts__niter_10_search_anxious_init_random_memory_10_times4ave_50_maxs_0.2'.M1:'TESTBENCH_metaheu_ls_vnd_bvns_ts__niter_10_search_anxious_init_random_memory_10_times4ave_50_maxs_0.2'.M1 'TESTBENCH_metaheu_ls_vnd_bvns_ts__niter_10_search_anxious_init_random_memory_10_times4ave_50_maxs_0.2'.M2:'TESTBENCH_metaheu_ls_vnd_bvns_ts__niter_10_search_anxious_init_random_memory_10_times4ave_50_maxs_0.2'.M31 'TESTBENCH_metaheu_ls_vnd_bvns_ts__niter_10_search_anxious_init_random_memory_10_times4ave_50_maxs_0.2'.N1:'TESTBENCH_metaheu_ls_vnd_bvns_ts__niter_10_search_anxious_init_random_memory_10_times4ave_50_maxs_0.2'.N1 'TESTBENCH_metaheu_ls_vnd_bvns_ts__niter_10_search_anxious_init_random_memory_10_times4ave_50_maxs_0.2'.N2:'TESTBENCH_metaheu_ls_vnd_bvns_ts__niter_10_search_anxious_init_random_memory_10_times4ave_50_maxs_0.2'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039cm" svg:height="9.005cm" svg:x="4.872cm" svg:y="24.996cm">
            <draw:object draw:notify-on-update-of-ranges="'TESTBENCH_metaheu_ls_vnd_bvns_ts__niter_10_search_anxious_init_random_memory_10_times4ave_50_maxs_0.2'.D1:'TESTBENCH_metaheu_ls_vnd_bvns_ts__niter_10_search_anxious_init_random_memory_10_times4ave_50_maxs_0.2'.D1 'TESTBENCH_metaheu_ls_vnd_bvns_ts__niter_10_search_anxious_init_random_memory_10_times4ave_50_maxs_0.2'.D2:'TESTBENCH_metaheu_ls_vnd_bvns_ts__niter_10_search_anxious_init_random_memory_10_times4ave_50_maxs_0.2'.D31 'TESTBENCH_metaheu_ls_vnd_bvns_ts__niter_10_search_anxious_init_random_memory_10_times4ave_50_maxs_0.2'.G1:'TESTBENCH_metaheu_ls_vnd_bvns_ts__niter_10_search_anxious_init_random_memory_10_times4ave_50_maxs_0.2'.G1 'TESTBENCH_metaheu_ls_vnd_bvns_ts__niter_10_search_anxious_init_random_memory_10_times4ave_50_maxs_0.2'.G2:'TESTBENCH_metaheu_ls_vnd_bvns_ts__niter_10_search_anxious_init_random_memory_10_times4ave_50_maxs_0.2'.G31 'TESTBENCH_metaheu_ls_vnd_bvns_ts__niter_10_search_anxious_init_random_memory_10_times4ave_50_maxs_0.2'.J1:'TESTBENCH_metaheu_ls_vnd_bvns_ts__niter_10_search_anxious_init_random_memory_10_times4ave_50_maxs_0.2'.J1 'TESTBENCH_metaheu_ls_vnd_bvns_ts__niter_10_search_anxious_init_random_memory_10_times4ave_50_maxs_0.2'.J2:'TESTBENCH_metaheu_ls_vnd_bvns_ts__niter_10_search_anxious_init_random_memory_10_times4ave_50_maxs_0.2'.J31 'TESTBENCH_metaheu_ls_vnd_bvns_ts__niter_10_search_anxious_init_random_memory_10_times4ave_50_maxs_0.2'.M1:'TESTBENCH_metaheu_ls_vnd_bvns_ts__niter_10_search_anxious_init_random_memory_10_times4ave_50_maxs_0.2'.M1 'TESTBENCH_metaheu_ls_vnd_bvns_ts__niter_10_search_anxious_init_random_memory_10_times4ave_50_maxs_0.2'.M2:'TESTBENCH_metaheu_ls_vnd_bvns_ts__niter_10_search_anxious_init_random_memory_10_times4ave_50_maxs_0.2'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.039cm" svg:height="9.005cm" svg:x="5.002cm" svg:y="35.354cm">
            <draw:object draw:notify-on-update-of-ranges="'TESTBENCH_metaheu_ls_vnd_bvns_ts__niter_10_search_anxious_init_random_memory_10_times4ave_50_maxs_0.2'.E1:'TESTBENCH_metaheu_ls_vnd_bvns_ts__niter_10_search_anxious_init_random_memory_10_times4ave_50_maxs_0.2'.E1 'TESTBENCH_metaheu_ls_vnd_bvns_ts__niter_10_search_anxious_init_random_memory_10_times4ave_50_maxs_0.2'.E2:'TESTBENCH_metaheu_ls_vnd_bvns_ts__niter_10_search_anxious_init_random_memory_10_times4ave_50_maxs_0.2'.E31 'TESTBENCH_metaheu_ls_vnd_bvns_ts__niter_10_search_anxious_init_random_memory_10_times4ave_50_maxs_0.2'.H1:'TESTBENCH_metaheu_ls_vnd_bvns_ts__niter_10_search_anxious_init_random_memory_10_times4ave_50_maxs_0.2'.H1 'TESTBENCH_metaheu_ls_vnd_bvns_ts__niter_10_search_anxious_init_random_memory_10_times4ave_50_maxs_0.2'.H2:'TESTBENCH_metaheu_ls_vnd_bvns_ts__niter_10_search_anxious_init_random_memory_10_times4ave_50_maxs_0.2'.H31 'TESTBENCH_metaheu_ls_vnd_bvns_ts__niter_10_search_anxious_init_random_memory_10_times4ave_50_maxs_0.2'.K1:'TESTBENCH_metaheu_ls_vnd_bvns_ts__niter_10_search_anxious_init_random_memory_10_times4ave_50_maxs_0.2'.K1 'TESTBENCH_metaheu_ls_vnd_bvns_ts__niter_10_search_anxious_init_random_memory_10_times4ave_50_maxs_0.2'.K2:'TESTBENCH_metaheu_ls_vnd_bvns_ts__niter_10_search_anxious_init_random_memory_10_times4ave_50_maxs_0.2'.K31 'TESTBENCH_metaheu_ls_vnd_bvns_ts__niter_10_search_anxious_init_random_memory_10_times4ave_50_maxs_0.2'.N1:'TESTBENCH_metaheu_ls_vnd_bvns_ts__niter_10_search_anxious_init_random_memory_10_times4ave_50_maxs_0.2'.N1 'TESTBENCH_metaheu_ls_vnd_bvns_ts__niter_10_search_anxious_init_random_memory_10_times4ave_50_maxs_0.2'.N2:'TESTBENCH_metaheu_ls_vnd_bvns_ts__niter_10_search_anxious_init_random_memory_10_times4ave_50_maxs_0.2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29cm" svg:height="9.004cm" svg:x="0.629cm" svg:y="45.446cm">
            <draw:object draw:notify-on-update-of-ranges="'TESTBENCH_metaheu_ls_vnd_bvns_ts__niter_10_search_anxious_init_random_memory_10_times4ave_50_maxs_0.2'.D1:'TESTBENCH_metaheu_ls_vnd_bvns_ts__niter_10_search_anxious_init_random_memory_10_times4ave_50_maxs_0.2'.D1 'TESTBENCH_metaheu_ls_vnd_bvns_ts__niter_10_search_anxious_init_random_memory_10_times4ave_50_maxs_0.2'.D2:'TESTBENCH_metaheu_ls_vnd_bvns_ts__niter_10_search_anxious_init_random_memory_10_times4ave_50_maxs_0.2'.D31 'TESTBENCH_metaheu_ls_vnd_bvns_ts__niter_10_search_anxious_init_random_memory_10_times4ave_50_maxs_0.2'.E1:'TESTBENCH_metaheu_ls_vnd_bvns_ts__niter_10_search_anxious_init_random_memory_10_times4ave_50_maxs_0.2'.E1 'TESTBENCH_metaheu_ls_vnd_bvns_ts__niter_10_search_anxious_init_random_memory_10_times4ave_50_maxs_0.2'.E2:'TESTBENCH_metaheu_ls_vnd_bvns_ts__niter_10_search_anxious_init_random_memory_10_times4ave_50_maxs_0.2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29cm" svg:height="9.004cm" svg:x="18.226cm" svg:y="45.551cm">
            <draw:object draw:notify-on-update-of-ranges="'TESTBENCH_metaheu_ls_vnd_bvns_ts__niter_10_search_anxious_init_random_memory_10_times4ave_50_maxs_0.2'.G1:'TESTBENCH_metaheu_ls_vnd_bvns_ts__niter_10_search_anxious_init_random_memory_10_times4ave_50_maxs_0.2'.G1 'TESTBENCH_metaheu_ls_vnd_bvns_ts__niter_10_search_anxious_init_random_memory_10_times4ave_50_maxs_0.2'.G2:'TESTBENCH_metaheu_ls_vnd_bvns_ts__niter_10_search_anxious_init_random_memory_10_times4ave_50_maxs_0.2'.G31 'TESTBENCH_metaheu_ls_vnd_bvns_ts__niter_10_search_anxious_init_random_memory_10_times4ave_50_maxs_0.2'.H1:'TESTBENCH_metaheu_ls_vnd_bvns_ts__niter_10_search_anxious_init_random_memory_10_times4ave_50_maxs_0.2'.H1 'TESTBENCH_metaheu_ls_vnd_bvns_ts__niter_10_search_anxious_init_random_memory_10_times4ave_50_maxs_0.2'.H2:'TESTBENCH_metaheu_ls_vnd_bvns_ts__niter_10_search_anxious_init_random_memory_10_times4ave_50_maxs_0.2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29cm" svg:height="9.004cm" svg:x="0.944cm" svg:y="55.007cm">
            <draw:object draw:notify-on-update-of-ranges="'TESTBENCH_metaheu_ls_vnd_bvns_ts__niter_10_search_anxious_init_random_memory_10_times4ave_50_maxs_0.2'.J1:'TESTBENCH_metaheu_ls_vnd_bvns_ts__niter_10_search_anxious_init_random_memory_10_times4ave_50_maxs_0.2'.J1 'TESTBENCH_metaheu_ls_vnd_bvns_ts__niter_10_search_anxious_init_random_memory_10_times4ave_50_maxs_0.2'.J2:'TESTBENCH_metaheu_ls_vnd_bvns_ts__niter_10_search_anxious_init_random_memory_10_times4ave_50_maxs_0.2'.J31 'TESTBENCH_metaheu_ls_vnd_bvns_ts__niter_10_search_anxious_init_random_memory_10_times4ave_50_maxs_0.2'.K1:'TESTBENCH_metaheu_ls_vnd_bvns_ts__niter_10_search_anxious_init_random_memory_10_times4ave_50_maxs_0.2'.K1 'TESTBENCH_metaheu_ls_vnd_bvns_ts__niter_10_search_anxious_init_random_memory_10_times4ave_50_maxs_0.2'.K2:'TESTBENCH_metaheu_ls_vnd_bvns_ts__niter_10_search_anxious_init_random_memory_10_times4ave_50_maxs_0.2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29cm" svg:height="9.004cm" svg:x="18.51cm" svg:y="54.982cm">
            <draw:object draw:notify-on-update-of-ranges="'TESTBENCH_metaheu_ls_vnd_bvns_ts__niter_10_search_anxious_init_random_memory_10_times4ave_50_maxs_0.2'.M1:'TESTBENCH_metaheu_ls_vnd_bvns_ts__niter_10_search_anxious_init_random_memory_10_times4ave_50_maxs_0.2'.M1 'TESTBENCH_metaheu_ls_vnd_bvns_ts__niter_10_search_anxious_init_random_memory_10_times4ave_50_maxs_0.2'.M2:'TESTBENCH_metaheu_ls_vnd_bvns_ts__niter_10_search_anxious_init_random_memory_10_times4ave_50_maxs_0.2'.M31 'TESTBENCH_metaheu_ls_vnd_bvns_ts__niter_10_search_anxious_init_random_memory_10_times4ave_50_maxs_0.2'.N1:'TESTBENCH_metaheu_ls_vnd_bvns_ts__niter_10_search_anxious_init_random_memory_10_times4ave_50_maxs_0.2'.N1 'TESTBENCH_metaheu_ls_vnd_bvns_ts__niter_10_search_anxious_init_random_memory_10_times4ave_50_maxs_0.2'.N2:'TESTBENCH_metaheu_ls_vnd_bvns_ts__niter_10_search_anxious_init_random_memory_10_times4ave_50_maxs_0.2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488706111907959" calcext:value-type="float">
            <text:p>0,00488706111908</text:p>
          </table:table-cell>
          <table:table-cell office:value-type="float" office:value="1390.75" calcext:value-type="float">
            <text:p>1390,75</text:p>
          </table:table-cell>
          <table:table-cell office:value-type="float" office:value="977" calcext:value-type="float">
            <text:p>977</text:p>
          </table:table-cell>
          <table:table-cell office:value-type="float" office:value="0.0337691211700439" calcext:value-type="float">
            <text:p>0,033769121170044</text:p>
          </table:table-cell>
          <table:table-cell office:value-type="float" office:value="710.2" calcext:value-type="float">
            <text:p>710,2</text:p>
          </table:table-cell>
          <table:table-cell office:value-type="float" office:value="532" calcext:value-type="float">
            <text:p>532</text:p>
          </table:table-cell>
          <table:table-cell office:value-type="float" office:value="0.200888628959656" calcext:value-type="float">
            <text:p>0,200888628959656</text:p>
          </table:table-cell>
          <table:table-cell office:value-type="float" office:value="579.02" calcext:value-type="float">
            <text:p>579,02</text:p>
          </table:table-cell>
          <table:table-cell office:value-type="float" office:value="502" calcext:value-type="float">
            <text:p>502</text:p>
          </table:table-cell>
          <table:table-cell office:value-type="float" office:value="0.202471997737884" calcext:value-type="float">
            <text:p>0,202471997737884</text:p>
          </table:table-cell>
          <table:table-cell office:value-type="float" office:value="825.83" calcext:value-type="float">
            <text:p>825,83</text:p>
          </table:table-cell>
          <table:table-cell office:value-type="float" office:value="636" calcext:value-type="float">
            <text:p>636</text:p>
          </table:table-cell>
          <table:table-cell table:formula="of:=[.D2]-[.E2]" office:value-type="float" office:value="413.75" calcext:value-type="float">
            <text:p>413,75</text:p>
          </table:table-cell>
          <table:table-cell table:formula="of:=[.G2]-[.H2]" office:value-type="float" office:value="178.2" calcext:value-type="float">
            <text:p>178,2</text:p>
          </table:table-cell>
          <table:table-cell table:formula="of:=[.J2]-[.K2]" office:value-type="float" office:value="77.02" calcext:value-type="float">
            <text:p>77,02</text:p>
          </table:table-cell>
          <table:table-cell table:formula="of:=[.M2]-[.N2]" office:value-type="float" office:value="189.83" calcext:value-type="float">
            <text:p>189,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547986507415772" calcext:value-type="float">
            <text:p>0,005479865074158</text:p>
          </table:table-cell>
          <table:table-cell office:value-type="float" office:value="1330.92" calcext:value-type="float">
            <text:p>1330,92</text:p>
          </table:table-cell>
          <table:table-cell office:value-type="float" office:value="842" calcext:value-type="float">
            <text:p>842</text:p>
          </table:table-cell>
          <table:table-cell office:value-type="float" office:value="0.0332870769500732" calcext:value-type="float">
            <text:p>0,033287076950073</text:p>
          </table:table-cell>
          <table:table-cell office:value-type="float" office:value="685.63" calcext:value-type="float">
            <text:p>685,63</text:p>
          </table:table-cell>
          <table:table-cell office:value-type="float" office:value="499" calcext:value-type="float">
            <text:p>499</text:p>
          </table:table-cell>
          <table:table-cell office:value-type="float" office:value="0.20089097738266" calcext:value-type="float">
            <text:p>0,20089097738266</text:p>
          </table:table-cell>
          <table:table-cell office:value-type="float" office:value="566.58" calcext:value-type="float">
            <text:p>566,58</text:p>
          </table:table-cell>
          <table:table-cell office:value-type="float" office:value="499" calcext:value-type="float">
            <text:p>499</text:p>
          </table:table-cell>
          <table:table-cell office:value-type="float" office:value="0.202473392486572" calcext:value-type="float">
            <text:p>0,202473392486572</text:p>
          </table:table-cell>
          <table:table-cell office:value-type="float" office:value="787.3" calcext:value-type="float">
            <text:p>787,3</text:p>
          </table:table-cell>
          <table:table-cell office:value-type="float" office:value="562" calcext:value-type="float">
            <text:p>562</text:p>
          </table:table-cell>
          <table:table-cell table:formula="of:=[.D3]-[.E3]" office:value-type="float" office:value="488.92" calcext:value-type="float">
            <text:p>488,92</text:p>
          </table:table-cell>
          <table:table-cell table:formula="of:=[.G3]-[.H3]" office:value-type="float" office:value="186.63" calcext:value-type="float">
            <text:p>186,63</text:p>
          </table:table-cell>
          <table:table-cell table:formula="of:=[.J3]-[.K3]" office:value-type="float" office:value="67.58" calcext:value-type="float">
            <text:p>67,58</text:p>
          </table:table-cell>
          <table:table-cell table:formula="of:=[.M3]-[.N3]" office:value-type="float" office:value="225.3" calcext:value-type="float">
            <text:p>225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484571933746338" calcext:value-type="float">
            <text:p>0,004845719337463</text:p>
          </table:table-cell>
          <table:table-cell office:value-type="float" office:value="1435.8" calcext:value-type="float">
            <text:p>1435,8</text:p>
          </table:table-cell>
          <table:table-cell office:value-type="float" office:value="887" calcext:value-type="float">
            <text:p>887</text:p>
          </table:table-cell>
          <table:table-cell office:value-type="float" office:value="0.0323353099822998" calcext:value-type="float">
            <text:p>0,0323353099823</text:p>
          </table:table-cell>
          <table:table-cell office:value-type="float" office:value="652.17" calcext:value-type="float">
            <text:p>652,17</text:p>
          </table:table-cell>
          <table:table-cell office:value-type="float" office:value="489" calcext:value-type="float">
            <text:p>489</text:p>
          </table:table-cell>
          <table:table-cell office:value-type="float" office:value="0.20092200756073" calcext:value-type="float">
            <text:p>0,20092200756073</text:p>
          </table:table-cell>
          <table:table-cell office:value-type="float" office:value="535.65" calcext:value-type="float">
            <text:p>535,65</text:p>
          </table:table-cell>
          <table:table-cell office:value-type="float" office:value="477" calcext:value-type="float">
            <text:p>477</text:p>
          </table:table-cell>
          <table:table-cell office:value-type="float" office:value="0.202360174655914" calcext:value-type="float">
            <text:p>0,202360174655914</text:p>
          </table:table-cell>
          <table:table-cell office:value-type="float" office:value="795.56" calcext:value-type="float">
            <text:p>795,56</text:p>
          </table:table-cell>
          <table:table-cell office:value-type="float" office:value="588" calcext:value-type="float">
            <text:p>588</text:p>
          </table:table-cell>
          <table:table-cell table:formula="of:=[.D4]-[.E4]" office:value-type="float" office:value="548.8" calcext:value-type="float">
            <text:p>548,8</text:p>
          </table:table-cell>
          <table:table-cell table:formula="of:=[.G4]-[.H4]" office:value-type="float" office:value="163.17" calcext:value-type="float">
            <text:p>163,17</text:p>
          </table:table-cell>
          <table:table-cell table:formula="of:=[.J4]-[.K4]" office:value-type="float" office:value="58.65" calcext:value-type="float">
            <text:p>58,65</text:p>
          </table:table-cell>
          <table:table-cell table:formula="of:=[.M4]-[.N4]" office:value-type="float" office:value="207.56" calcext:value-type="float">
            <text:p>207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501048088073731" calcext:value-type="float">
            <text:p>0,005010480880737</text:p>
          </table:table-cell>
          <table:table-cell office:value-type="float" office:value="1301.77" calcext:value-type="float">
            <text:p>1301,77</text:p>
          </table:table-cell>
          <table:table-cell office:value-type="float" office:value="802" calcext:value-type="float">
            <text:p>802</text:p>
          </table:table-cell>
          <table:table-cell office:value-type="float" office:value="0.0354848623275757" calcext:value-type="float">
            <text:p>0,035484862327576</text:p>
          </table:table-cell>
          <table:table-cell office:value-type="float" office:value="703.24" calcext:value-type="float">
            <text:p>703,24</text:p>
          </table:table-cell>
          <table:table-cell office:value-type="float" office:value="502" calcext:value-type="float">
            <text:p>502</text:p>
          </table:table-cell>
          <table:table-cell office:value-type="float" office:value="0.20095198392868" calcext:value-type="float">
            <text:p>0,20095198392868</text:p>
          </table:table-cell>
          <table:table-cell office:value-type="float" office:value="565.23" calcext:value-type="float">
            <text:p>565,23</text:p>
          </table:table-cell>
          <table:table-cell office:value-type="float" office:value="443" calcext:value-type="float">
            <text:p>443</text:p>
          </table:table-cell>
          <table:table-cell office:value-type="float" office:value="0.202360582351685" calcext:value-type="float">
            <text:p>0,202360582351685</text:p>
          </table:table-cell>
          <table:table-cell office:value-type="float" office:value="785.58" calcext:value-type="float">
            <text:p>785,58</text:p>
          </table:table-cell>
          <table:table-cell office:value-type="float" office:value="523" calcext:value-type="float">
            <text:p>523</text:p>
          </table:table-cell>
          <table:table-cell table:formula="of:=[.D5]-[.E5]" office:value-type="float" office:value="499.77" calcext:value-type="float">
            <text:p>499,77</text:p>
          </table:table-cell>
          <table:table-cell table:formula="of:=[.G5]-[.H5]" office:value-type="float" office:value="201.24" calcext:value-type="float">
            <text:p>201,24</text:p>
          </table:table-cell>
          <table:table-cell table:formula="of:=[.J5]-[.K5]" office:value-type="float" office:value="122.23" calcext:value-type="float">
            <text:p>122,23</text:p>
          </table:table-cell>
          <table:table-cell table:formula="of:=[.M5]-[.N5]" office:value-type="float" office:value="262.58" calcext:value-type="float">
            <text:p>262,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483749389648438" calcext:value-type="float">
            <text:p>0,004837493896484</text:p>
          </table:table-cell>
          <table:table-cell office:value-type="float" office:value="1337.27" calcext:value-type="float">
            <text:p>1337,27</text:p>
          </table:table-cell>
          <table:table-cell office:value-type="float" office:value="823" calcext:value-type="float">
            <text:p>823</text:p>
          </table:table-cell>
          <table:table-cell office:value-type="float" office:value="0.0326931285858154" calcext:value-type="float">
            <text:p>0,032693128585815</text:p>
          </table:table-cell>
          <table:table-cell office:value-type="float" office:value="632.65" calcext:value-type="float">
            <text:p>632,65</text:p>
          </table:table-cell>
          <table:table-cell office:value-type="float" office:value="454" calcext:value-type="float">
            <text:p>454</text:p>
          </table:table-cell>
          <table:table-cell office:value-type="float" office:value="0.200990402698517" calcext:value-type="float">
            <text:p>0,200990402698517</text:p>
          </table:table-cell>
          <table:table-cell office:value-type="float" office:value="495.78" calcext:value-type="float">
            <text:p>495,78</text:p>
          </table:table-cell>
          <table:table-cell office:value-type="float" office:value="408" calcext:value-type="float">
            <text:p>408</text:p>
          </table:table-cell>
          <table:table-cell office:value-type="float" office:value="0.202218382358551" calcext:value-type="float">
            <text:p>0,202218382358551</text:p>
          </table:table-cell>
          <table:table-cell office:value-type="float" office:value="730.19" calcext:value-type="float">
            <text:p>730,19</text:p>
          </table:table-cell>
          <table:table-cell office:value-type="float" office:value="505" calcext:value-type="float">
            <text:p>505</text:p>
          </table:table-cell>
          <table:table-cell table:formula="of:=[.D6]-[.E6]" office:value-type="float" office:value="514.27" calcext:value-type="float">
            <text:p>514,27</text:p>
          </table:table-cell>
          <table:table-cell table:formula="of:=[.G6]-[.H6]" office:value-type="float" office:value="178.65" calcext:value-type="float">
            <text:p>178,65</text:p>
          </table:table-cell>
          <table:table-cell table:formula="of:=[.J6]-[.K6]" office:value-type="float" office:value="87.78" calcext:value-type="float">
            <text:p>87,78</text:p>
          </table:table-cell>
          <table:table-cell table:formula="of:=[.M6]-[.N6]" office:value-type="float" office:value="225.19" calcext:value-type="float">
            <text:p>225,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452570199966431" calcext:value-type="float">
            <text:p>0,004525701999664</text:p>
          </table:table-cell>
          <table:table-cell office:value-type="float" office:value="1611.85" calcext:value-type="float">
            <text:p>1611,85</text:p>
          </table:table-cell>
          <table:table-cell office:value-type="float" office:value="1121" calcext:value-type="float">
            <text:p>1121</text:p>
          </table:table-cell>
          <table:table-cell office:value-type="float" office:value="0.0327579069137573" calcext:value-type="float">
            <text:p>0,032757906913757</text:p>
          </table:table-cell>
          <table:table-cell office:value-type="float" office:value="746.97" calcext:value-type="float">
            <text:p>746,97</text:p>
          </table:table-cell>
          <table:table-cell office:value-type="float" office:value="556" calcext:value-type="float">
            <text:p>556</text:p>
          </table:table-cell>
          <table:table-cell office:value-type="float" office:value="0.200932066440582" calcext:value-type="float">
            <text:p>0,200932066440582</text:p>
          </table:table-cell>
          <table:table-cell office:value-type="float" office:value="622.73" calcext:value-type="float">
            <text:p>622,73</text:p>
          </table:table-cell>
          <table:table-cell office:value-type="float" office:value="530" calcext:value-type="float">
            <text:p>530</text:p>
          </table:table-cell>
          <table:table-cell office:value-type="float" office:value="0.202142245769501" calcext:value-type="float">
            <text:p>0,202142245769501</text:p>
          </table:table-cell>
          <table:table-cell office:value-type="float" office:value="895.36" calcext:value-type="float">
            <text:p>895,36</text:p>
          </table:table-cell>
          <table:table-cell office:value-type="float" office:value="630" calcext:value-type="float">
            <text:p>630</text:p>
          </table:table-cell>
          <table:table-cell table:formula="of:=[.D7]-[.E7]" office:value-type="float" office:value="490.85" calcext:value-type="float">
            <text:p>490,85</text:p>
          </table:table-cell>
          <table:table-cell table:formula="of:=[.G7]-[.H7]" office:value-type="float" office:value="190.97" calcext:value-type="float">
            <text:p>190,97</text:p>
          </table:table-cell>
          <table:table-cell table:formula="of:=[.J7]-[.K7]" office:value-type="float" office:value="92.73" calcext:value-type="float">
            <text:p>92,73</text:p>
          </table:table-cell>
          <table:table-cell table:formula="of:=[.M7]-[.N7]" office:value-type="float" office:value="265.36" calcext:value-type="float">
            <text:p>265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435844659805298" calcext:value-type="float">
            <text:p>0,004358446598053</text:p>
          </table:table-cell>
          <table:table-cell office:value-type="float" office:value="1401.63" calcext:value-type="float">
            <text:p>1401,63</text:p>
          </table:table-cell>
          <table:table-cell office:value-type="float" office:value="881" calcext:value-type="float">
            <text:p>881</text:p>
          </table:table-cell>
          <table:table-cell office:value-type="float" office:value="0.0324009585380554" calcext:value-type="float">
            <text:p>0,032400958538055</text:p>
          </table:table-cell>
          <table:table-cell office:value-type="float" office:value="727.68" calcext:value-type="float">
            <text:p>727,68</text:p>
          </table:table-cell>
          <table:table-cell office:value-type="float" office:value="538" calcext:value-type="float">
            <text:p>538</text:p>
          </table:table-cell>
          <table:table-cell office:value-type="float" office:value="0.200946362018585" calcext:value-type="float">
            <text:p>0,200946362018585</text:p>
          </table:table-cell>
          <table:table-cell office:value-type="float" office:value="587.08" calcext:value-type="float">
            <text:p>587,08</text:p>
          </table:table-cell>
          <table:table-cell office:value-type="float" office:value="504" calcext:value-type="float">
            <text:p>504</text:p>
          </table:table-cell>
          <table:table-cell office:value-type="float" office:value="0.202111430168152" calcext:value-type="float">
            <text:p>0,202111430168152</text:p>
          </table:table-cell>
          <table:table-cell office:value-type="float" office:value="817.51" calcext:value-type="float">
            <text:p>817,51</text:p>
          </table:table-cell>
          <table:table-cell office:value-type="float" office:value="641" calcext:value-type="float">
            <text:p>641</text:p>
          </table:table-cell>
          <table:table-cell table:formula="of:=[.D8]-[.E8]" office:value-type="float" office:value="520.63" calcext:value-type="float">
            <text:p>520,63</text:p>
          </table:table-cell>
          <table:table-cell table:formula="of:=[.G8]-[.H8]" office:value-type="float" office:value="189.68" calcext:value-type="float">
            <text:p>189,68</text:p>
          </table:table-cell>
          <table:table-cell table:formula="of:=[.J8]-[.K8]" office:value-type="float" office:value="83.08" calcext:value-type="float">
            <text:p>83,08</text:p>
          </table:table-cell>
          <table:table-cell table:formula="of:=[.M8]-[.N8]" office:value-type="float" office:value="176.51" calcext:value-type="float">
            <text:p>176,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522750616073608" calcext:value-type="float">
            <text:p>0,005227506160736</text:p>
          </table:table-cell>
          <table:table-cell office:value-type="float" office:value="1290.61" calcext:value-type="float">
            <text:p>1290,61</text:p>
          </table:table-cell>
          <table:table-cell office:value-type="float" office:value="763" calcext:value-type="float">
            <text:p>763</text:p>
          </table:table-cell>
          <table:table-cell office:value-type="float" office:value="0.0343614196777344" calcext:value-type="float">
            <text:p>0,034361419677734</text:p>
          </table:table-cell>
          <table:table-cell office:value-type="float" office:value="670.04" calcext:value-type="float">
            <text:p>670,04</text:p>
          </table:table-cell>
          <table:table-cell office:value-type="float" office:value="523" calcext:value-type="float">
            <text:p>523</text:p>
          </table:table-cell>
          <table:table-cell office:value-type="float" office:value="0.201003496646881" calcext:value-type="float">
            <text:p>0,201003496646881</text:p>
          </table:table-cell>
          <table:table-cell office:value-type="float" office:value="548.67" calcext:value-type="float">
            <text:p>548,67</text:p>
          </table:table-cell>
          <table:table-cell office:value-type="float" office:value="464" calcext:value-type="float">
            <text:p>464</text:p>
          </table:table-cell>
          <table:table-cell office:value-type="float" office:value="0.202211327552795" calcext:value-type="float">
            <text:p>0,202211327552795</text:p>
          </table:table-cell>
          <table:table-cell office:value-type="float" office:value="763.4" calcext:value-type="float">
            <text:p>763,4</text:p>
          </table:table-cell>
          <table:table-cell office:value-type="float" office:value="552" calcext:value-type="float">
            <text:p>552</text:p>
          </table:table-cell>
          <table:table-cell table:formula="of:=[.D9]-[.E9]" office:value-type="float" office:value="527.61" calcext:value-type="float">
            <text:p>527,61</text:p>
          </table:table-cell>
          <table:table-cell table:formula="of:=[.G9]-[.H9]" office:value-type="float" office:value="147.04" calcext:value-type="float">
            <text:p>147,04</text:p>
          </table:table-cell>
          <table:table-cell table:formula="of:=[.J9]-[.K9]" office:value-type="float" office:value="84.67" calcext:value-type="float">
            <text:p>84,67</text:p>
          </table:table-cell>
          <table:table-cell table:formula="of:=[.M9]-[.N9]" office:value-type="float" office:value="211.4" calcext:value-type="float">
            <text:p>211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466403245925903" calcext:value-type="float">
            <text:p>0,004664032459259</text:p>
          </table:table-cell>
          <table:table-cell office:value-type="float" office:value="1322.28" calcext:value-type="float">
            <text:p>1322,28</text:p>
          </table:table-cell>
          <table:table-cell office:value-type="float" office:value="789" calcext:value-type="float">
            <text:p>789</text:p>
          </table:table-cell>
          <table:table-cell office:value-type="float" office:value="0.0328595066070557" calcext:value-type="float">
            <text:p>0,032859506607056</text:p>
          </table:table-cell>
          <table:table-cell office:value-type="float" office:value="700.67" calcext:value-type="float">
            <text:p>700,67</text:p>
          </table:table-cell>
          <table:table-cell office:value-type="float" office:value="480" calcext:value-type="float">
            <text:p>480</text:p>
          </table:table-cell>
          <table:table-cell office:value-type="float" office:value="0.201013960838318" calcext:value-type="float">
            <text:p>0,201013960838318</text:p>
          </table:table-cell>
          <table:table-cell office:value-type="float" office:value="555.06" calcext:value-type="float">
            <text:p>555,06</text:p>
          </table:table-cell>
          <table:table-cell office:value-type="float" office:value="426" calcext:value-type="float">
            <text:p>426</text:p>
          </table:table-cell>
          <table:table-cell office:value-type="float" office:value="0.20222981929779" calcext:value-type="float">
            <text:p>0,20222981929779</text:p>
          </table:table-cell>
          <table:table-cell office:value-type="float" office:value="783.57" calcext:value-type="float">
            <text:p>783,57</text:p>
          </table:table-cell>
          <table:table-cell office:value-type="float" office:value="531" calcext:value-type="float">
            <text:p>531</text:p>
          </table:table-cell>
          <table:table-cell table:formula="of:=[.D10]-[.E10]" office:value-type="float" office:value="533.28" calcext:value-type="float">
            <text:p>533,28</text:p>
          </table:table-cell>
          <table:table-cell table:formula="of:=[.G10]-[.H10]" office:value-type="float" office:value="220.67" calcext:value-type="float">
            <text:p>220,67</text:p>
          </table:table-cell>
          <table:table-cell table:formula="of:=[.J10]-[.K10]" office:value-type="float" office:value="129.06" calcext:value-type="float">
            <text:p>129,06</text:p>
          </table:table-cell>
          <table:table-cell table:formula="of:=[.M10]-[.N10]" office:value-type="float" office:value="252.57" calcext:value-type="float">
            <text:p>252,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498322248458862" calcext:value-type="float">
            <text:p>0,004983222484589</text:p>
          </table:table-cell>
          <table:table-cell office:value-type="float" office:value="1454.18" calcext:value-type="float">
            <text:p>1454,18</text:p>
          </table:table-cell>
          <table:table-cell office:value-type="float" office:value="896" calcext:value-type="float">
            <text:p>896</text:p>
          </table:table-cell>
          <table:table-cell office:value-type="float" office:value="0.0341559052467346" calcext:value-type="float">
            <text:p>0,034155905246735</text:p>
          </table:table-cell>
          <table:table-cell office:value-type="float" office:value="696.72" calcext:value-type="float">
            <text:p>696,72</text:p>
          </table:table-cell>
          <table:table-cell office:value-type="float" office:value="511" calcext:value-type="float">
            <text:p>511</text:p>
          </table:table-cell>
          <table:table-cell office:value-type="float" office:value="0.200862736701965" calcext:value-type="float">
            <text:p>0,200862736701965</text:p>
          </table:table-cell>
          <table:table-cell office:value-type="float" office:value="583.33" calcext:value-type="float">
            <text:p>583,33</text:p>
          </table:table-cell>
          <table:table-cell office:value-type="float" office:value="511" calcext:value-type="float">
            <text:p>511</text:p>
          </table:table-cell>
          <table:table-cell office:value-type="float" office:value="0.202097263336182" calcext:value-type="float">
            <text:p>0,202097263336182</text:p>
          </table:table-cell>
          <table:table-cell office:value-type="float" office:value="874.76" calcext:value-type="float">
            <text:p>874,76</text:p>
          </table:table-cell>
          <table:table-cell office:value-type="float" office:value="657" calcext:value-type="float">
            <text:p>657</text:p>
          </table:table-cell>
          <table:table-cell table:formula="of:=[.D11]-[.E11]" office:value-type="float" office:value="558.18" calcext:value-type="float">
            <text:p>558,18</text:p>
          </table:table-cell>
          <table:table-cell table:formula="of:=[.G11]-[.H11]" office:value-type="float" office:value="185.72" calcext:value-type="float">
            <text:p>185,72</text:p>
          </table:table-cell>
          <table:table-cell table:formula="of:=[.J11]-[.K11]" office:value-type="float" office:value="72.33" calcext:value-type="float">
            <text:p>72,33</text:p>
          </table:table-cell>
          <table:table-cell table:formula="of:=[.M11]-[.N11]" office:value-type="float" office:value="217.76" calcext:value-type="float">
            <text:p>217,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464868545532227" calcext:value-type="float">
            <text:p>0,004648685455322</text:p>
          </table:table-cell>
          <table:table-cell office:value-type="float" office:value="1579.73" calcext:value-type="float">
            <text:p>1579,73</text:p>
          </table:table-cell>
          <table:table-cell office:value-type="float" office:value="904" calcext:value-type="float">
            <text:p>904</text:p>
          </table:table-cell>
          <table:table-cell office:value-type="float" office:value="0.0301269936561585" calcext:value-type="float">
            <text:p>0,030126993656159</text:p>
          </table:table-cell>
          <table:table-cell office:value-type="float" office:value="828.42" calcext:value-type="float">
            <text:p>828,42</text:p>
          </table:table-cell>
          <table:table-cell office:value-type="float" office:value="554" calcext:value-type="float">
            <text:p>554</text:p>
          </table:table-cell>
          <table:table-cell office:value-type="float" office:value="0.20089329957962" calcext:value-type="float">
            <text:p>0,20089329957962</text:p>
          </table:table-cell>
          <table:table-cell office:value-type="float" office:value="669.87" calcext:value-type="float">
            <text:p>669,87</text:p>
          </table:table-cell>
          <table:table-cell office:value-type="float" office:value="554" calcext:value-type="float">
            <text:p>554</text:p>
          </table:table-cell>
          <table:table-cell office:value-type="float" office:value="0.202350926399231" calcext:value-type="float">
            <text:p>0,202350926399231</text:p>
          </table:table-cell>
          <table:table-cell office:value-type="float" office:value="953.38" calcext:value-type="float">
            <text:p>953,38</text:p>
          </table:table-cell>
          <table:table-cell office:value-type="float" office:value="748" calcext:value-type="float">
            <text:p>748</text:p>
          </table:table-cell>
          <table:table-cell table:formula="of:=[.D12]-[.E12]" office:value-type="float" office:value="675.73" calcext:value-type="float">
            <text:p>675,73</text:p>
          </table:table-cell>
          <table:table-cell table:formula="of:=[.G12]-[.H12]" office:value-type="float" office:value="274.42" calcext:value-type="float">
            <text:p>274,42</text:p>
          </table:table-cell>
          <table:table-cell table:formula="of:=[.J12]-[.K12]" office:value-type="float" office:value="115.87" calcext:value-type="float">
            <text:p>115,87</text:p>
          </table:table-cell>
          <table:table-cell table:formula="of:=[.M12]-[.N12]" office:value-type="float" office:value="205.38" calcext:value-type="float">
            <text:p>205,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430452823638916" calcext:value-type="float">
            <text:p>0,004304528236389</text:p>
          </table:table-cell>
          <table:table-cell office:value-type="float" office:value="1396.08" calcext:value-type="float">
            <text:p>1396,08</text:p>
          </table:table-cell>
          <table:table-cell office:value-type="float" office:value="836" calcext:value-type="float">
            <text:p>836</text:p>
          </table:table-cell>
          <table:table-cell office:value-type="float" office:value="0.033334367275238" calcext:value-type="float">
            <text:p>0,033334367275238</text:p>
          </table:table-cell>
          <table:table-cell office:value-type="float" office:value="721.68" calcext:value-type="float">
            <text:p>721,68</text:p>
          </table:table-cell>
          <table:table-cell office:value-type="float" office:value="498" calcext:value-type="float">
            <text:p>498</text:p>
          </table:table-cell>
          <table:table-cell office:value-type="float" office:value="0.20079696893692" calcext:value-type="float">
            <text:p>0,20079696893692</text:p>
          </table:table-cell>
          <table:table-cell office:value-type="float" office:value="587.28" calcext:value-type="float">
            <text:p>587,28</text:p>
          </table:table-cell>
          <table:table-cell office:value-type="float" office:value="498" calcext:value-type="float">
            <text:p>498</text:p>
          </table:table-cell>
          <table:table-cell office:value-type="float" office:value="0.202030577659607" calcext:value-type="float">
            <text:p>0,202030577659607</text:p>
          </table:table-cell>
          <table:table-cell office:value-type="float" office:value="804.53" calcext:value-type="float">
            <text:p>804,53</text:p>
          </table:table-cell>
          <table:table-cell office:value-type="float" office:value="571" calcext:value-type="float">
            <text:p>571</text:p>
          </table:table-cell>
          <table:table-cell table:formula="of:=[.D13]-[.E13]" office:value-type="float" office:value="560.08" calcext:value-type="float">
            <text:p>560,08</text:p>
          </table:table-cell>
          <table:table-cell table:formula="of:=[.G13]-[.H13]" office:value-type="float" office:value="223.68" calcext:value-type="float">
            <text:p>223,68</text:p>
          </table:table-cell>
          <table:table-cell table:formula="of:=[.J13]-[.K13]" office:value-type="float" office:value="89.28" calcext:value-type="float">
            <text:p>89,28</text:p>
          </table:table-cell>
          <table:table-cell table:formula="of:=[.M13]-[.N13]" office:value-type="float" office:value="233.53" calcext:value-type="float">
            <text:p>233,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488790035247803" calcext:value-type="float">
            <text:p>0,004887900352478</text:p>
          </table:table-cell>
          <table:table-cell office:value-type="float" office:value="1286.25" calcext:value-type="float">
            <text:p>1286,25</text:p>
          </table:table-cell>
          <table:table-cell office:value-type="float" office:value="847" calcext:value-type="float">
            <text:p>847</text:p>
          </table:table-cell>
          <table:table-cell office:value-type="float" office:value="0.0358616542816162" calcext:value-type="float">
            <text:p>0,035861654281616</text:p>
          </table:table-cell>
          <table:table-cell office:value-type="float" office:value="721.49" calcext:value-type="float">
            <text:p>721,49</text:p>
          </table:table-cell>
          <table:table-cell office:value-type="float" office:value="476" calcext:value-type="float">
            <text:p>476</text:p>
          </table:table-cell>
          <table:table-cell office:value-type="float" office:value="0.200676937103271" calcext:value-type="float">
            <text:p>0,200676937103271</text:p>
          </table:table-cell>
          <table:table-cell office:value-type="float" office:value="595.08" calcext:value-type="float">
            <text:p>595,08</text:p>
          </table:table-cell>
          <table:table-cell office:value-type="float" office:value="476" calcext:value-type="float">
            <text:p>476</text:p>
          </table:table-cell>
          <table:table-cell office:value-type="float" office:value="0.202447638511658" calcext:value-type="float">
            <text:p>0,202447638511658</text:p>
          </table:table-cell>
          <table:table-cell office:value-type="float" office:value="766.83" calcext:value-type="float">
            <text:p>766,83</text:p>
          </table:table-cell>
          <table:table-cell office:value-type="float" office:value="615" calcext:value-type="float">
            <text:p>615</text:p>
          </table:table-cell>
          <table:table-cell table:formula="of:=[.D14]-[.E14]" office:value-type="float" office:value="439.25" calcext:value-type="float">
            <text:p>439,25</text:p>
          </table:table-cell>
          <table:table-cell table:formula="of:=[.G14]-[.H14]" office:value-type="float" office:value="245.49" calcext:value-type="float">
            <text:p>245,49</text:p>
          </table:table-cell>
          <table:table-cell table:formula="of:=[.J14]-[.K14]" office:value-type="float" office:value="119.08" calcext:value-type="float">
            <text:p>119,08</text:p>
          </table:table-cell>
          <table:table-cell table:formula="of:=[.M14]-[.N14]" office:value-type="float" office:value="151.83" calcext:value-type="float">
            <text:p>151,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487070322036743" calcext:value-type="float">
            <text:p>0,004870703220367</text:p>
          </table:table-cell>
          <table:table-cell office:value-type="float" office:value="1323.75" calcext:value-type="float">
            <text:p>1323,75</text:p>
          </table:table-cell>
          <table:table-cell office:value-type="float" office:value="896" calcext:value-type="float">
            <text:p>896</text:p>
          </table:table-cell>
          <table:table-cell office:value-type="float" office:value="0.0321471071243286" calcext:value-type="float">
            <text:p>0,032147107124329</text:p>
          </table:table-cell>
          <table:table-cell office:value-type="float" office:value="673.01" calcext:value-type="float">
            <text:p>673,01</text:p>
          </table:table-cell>
          <table:table-cell office:value-type="float" office:value="455" calcext:value-type="float">
            <text:p>455</text:p>
          </table:table-cell>
          <table:table-cell office:value-type="float" office:value="0.200855813026428" calcext:value-type="float">
            <text:p>0,200855813026428</text:p>
          </table:table-cell>
          <table:table-cell office:value-type="float" office:value="538.58" calcext:value-type="float">
            <text:p>538,58</text:p>
          </table:table-cell>
          <table:table-cell office:value-type="float" office:value="455" calcext:value-type="float">
            <text:p>455</text:p>
          </table:table-cell>
          <table:table-cell office:value-type="float" office:value="0.20217668056488" calcext:value-type="float">
            <text:p>0,20217668056488</text:p>
          </table:table-cell>
          <table:table-cell office:value-type="float" office:value="780.18" calcext:value-type="float">
            <text:p>780,18</text:p>
          </table:table-cell>
          <table:table-cell office:value-type="float" office:value="591" calcext:value-type="float">
            <text:p>591</text:p>
          </table:table-cell>
          <table:table-cell table:formula="of:=[.D15]-[.E15]" office:value-type="float" office:value="427.75" calcext:value-type="float">
            <text:p>427,75</text:p>
          </table:table-cell>
          <table:table-cell table:formula="of:=[.G15]-[.H15]" office:value-type="float" office:value="218.01" calcext:value-type="float">
            <text:p>218,01</text:p>
          </table:table-cell>
          <table:table-cell table:formula="of:=[.J15]-[.K15]" office:value-type="float" office:value="83.58" calcext:value-type="float">
            <text:p>83,58</text:p>
          </table:table-cell>
          <table:table-cell table:formula="of:=[.M15]-[.N15]" office:value-type="float" office:value="189.18" calcext:value-type="float">
            <text:p>189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423840284347534" calcext:value-type="float">
            <text:p>0,004238402843475</text:p>
          </table:table-cell>
          <table:table-cell office:value-type="float" office:value="1344.27" calcext:value-type="float">
            <text:p>1344,27</text:p>
          </table:table-cell>
          <table:table-cell office:value-type="float" office:value="820" calcext:value-type="float">
            <text:p>820</text:p>
          </table:table-cell>
          <table:table-cell office:value-type="float" office:value="0.0339380931854248" calcext:value-type="float">
            <text:p>0,033938093185425</text:p>
          </table:table-cell>
          <table:table-cell office:value-type="float" office:value="706.04" calcext:value-type="float">
            <text:p>706,04</text:p>
          </table:table-cell>
          <table:table-cell office:value-type="float" office:value="535" calcext:value-type="float">
            <text:p>535</text:p>
          </table:table-cell>
          <table:table-cell office:value-type="float" office:value="0.200937650203705" calcext:value-type="float">
            <text:p>0,200937650203705</text:p>
          </table:table-cell>
          <table:table-cell office:value-type="float" office:value="590.38" calcext:value-type="float">
            <text:p>590,38</text:p>
          </table:table-cell>
          <table:table-cell office:value-type="float" office:value="511" calcext:value-type="float">
            <text:p>511</text:p>
          </table:table-cell>
          <table:table-cell office:value-type="float" office:value="0.20240044593811" calcext:value-type="float">
            <text:p>0,20240044593811</text:p>
          </table:table-cell>
          <table:table-cell office:value-type="float" office:value="781.34" calcext:value-type="float">
            <text:p>781,34</text:p>
          </table:table-cell>
          <table:table-cell office:value-type="float" office:value="642" calcext:value-type="float">
            <text:p>642</text:p>
          </table:table-cell>
          <table:table-cell table:formula="of:=[.D16]-[.E16]" office:value-type="float" office:value="524.27" calcext:value-type="float">
            <text:p>524,27</text:p>
          </table:table-cell>
          <table:table-cell table:formula="of:=[.G16]-[.H16]" office:value-type="float" office:value="171.04" calcext:value-type="float">
            <text:p>171,04</text:p>
          </table:table-cell>
          <table:table-cell table:formula="of:=[.J16]-[.K16]" office:value-type="float" office:value="79.38" calcext:value-type="float">
            <text:p>79,38</text:p>
          </table:table-cell>
          <table:table-cell table:formula="of:=[.M16]-[.N16]" office:value-type="float" office:value="139.34" calcext:value-type="float">
            <text:p>139,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49548864364624" calcext:value-type="float">
            <text:p>0,004954886436462</text:p>
          </table:table-cell>
          <table:table-cell office:value-type="float" office:value="1422.97" calcext:value-type="float">
            <text:p>1422,97</text:p>
          </table:table-cell>
          <table:table-cell office:value-type="float" office:value="920" calcext:value-type="float">
            <text:p>920</text:p>
          </table:table-cell>
          <table:table-cell office:value-type="float" office:value="0.0336618375778198" calcext:value-type="float">
            <text:p>0,03366183757782</text:p>
          </table:table-cell>
          <table:table-cell office:value-type="float" office:value="757.65" calcext:value-type="float">
            <text:p>757,65</text:p>
          </table:table-cell>
          <table:table-cell office:value-type="float" office:value="567" calcext:value-type="float">
            <text:p>567</text:p>
          </table:table-cell>
          <table:table-cell office:value-type="float" office:value="0.200814261436462" calcext:value-type="float">
            <text:p>0,200814261436462</text:p>
          </table:table-cell>
          <table:table-cell office:value-type="float" office:value="637.9" calcext:value-type="float">
            <text:p>637,9</text:p>
          </table:table-cell>
          <table:table-cell office:value-type="float" office:value="535" calcext:value-type="float">
            <text:p>535</text:p>
          </table:table-cell>
          <table:table-cell office:value-type="float" office:value="0.202034242153168" calcext:value-type="float">
            <text:p>0,202034242153168</text:p>
          </table:table-cell>
          <table:table-cell office:value-type="float" office:value="825.69" calcext:value-type="float">
            <text:p>825,69</text:p>
          </table:table-cell>
          <table:table-cell office:value-type="float" office:value="595" calcext:value-type="float">
            <text:p>595</text:p>
          </table:table-cell>
          <table:table-cell table:formula="of:=[.D17]-[.E17]" office:value-type="float" office:value="502.97" calcext:value-type="float">
            <text:p>502,97</text:p>
          </table:table-cell>
          <table:table-cell table:formula="of:=[.G17]-[.H17]" office:value-type="float" office:value="190.65" calcext:value-type="float">
            <text:p>190,65</text:p>
          </table:table-cell>
          <table:table-cell table:formula="of:=[.J17]-[.K17]" office:value-type="float" office:value="102.9" calcext:value-type="float">
            <text:p>102,9</text:p>
          </table:table-cell>
          <table:table-cell table:formula="of:=[.M17]-[.N17]" office:value-type="float" office:value="230.69" calcext:value-type="float">
            <text:p>230,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489638566970825" calcext:value-type="float">
            <text:p>0,004896385669708</text:p>
          </table:table-cell>
          <table:table-cell office:value-type="float" office:value="1384.13" calcext:value-type="float">
            <text:p>1384,13</text:p>
          </table:table-cell>
          <table:table-cell office:value-type="float" office:value="837" calcext:value-type="float">
            <text:p>837</text:p>
          </table:table-cell>
          <table:table-cell office:value-type="float" office:value="0.0337126588821411" calcext:value-type="float">
            <text:p>0,033712658882141</text:p>
          </table:table-cell>
          <table:table-cell office:value-type="float" office:value="651.98" calcext:value-type="float">
            <text:p>651,98</text:p>
          </table:table-cell>
          <table:table-cell office:value-type="float" office:value="405" calcext:value-type="float">
            <text:p>405</text:p>
          </table:table-cell>
          <table:table-cell office:value-type="float" office:value="0.20084047794342" calcext:value-type="float">
            <text:p>0,20084047794342</text:p>
          </table:table-cell>
          <table:table-cell office:value-type="float" office:value="485.19" calcext:value-type="float">
            <text:p>485,19</text:p>
          </table:table-cell>
          <table:table-cell office:value-type="float" office:value="373" calcext:value-type="float">
            <text:p>373</text:p>
          </table:table-cell>
          <table:table-cell office:value-type="float" office:value="0.202012898921966" calcext:value-type="float">
            <text:p>0,202012898921966</text:p>
          </table:table-cell>
          <table:table-cell office:value-type="float" office:value="752.87" calcext:value-type="float">
            <text:p>752,87</text:p>
          </table:table-cell>
          <table:table-cell office:value-type="float" office:value="468" calcext:value-type="float">
            <text:p>468</text:p>
          </table:table-cell>
          <table:table-cell table:formula="of:=[.D18]-[.E18]" office:value-type="float" office:value="547.13" calcext:value-type="float">
            <text:p>547,13</text:p>
          </table:table-cell>
          <table:table-cell table:formula="of:=[.G18]-[.H18]" office:value-type="float" office:value="246.98" calcext:value-type="float">
            <text:p>246,98</text:p>
          </table:table-cell>
          <table:table-cell table:formula="of:=[.J18]-[.K18]" office:value-type="float" office:value="112.19" calcext:value-type="float">
            <text:p>112,19</text:p>
          </table:table-cell>
          <table:table-cell table:formula="of:=[.M18]-[.N18]" office:value-type="float" office:value="284.87" calcext:value-type="float">
            <text:p>284,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46912693977356" calcext:value-type="float">
            <text:p>0,004691269397736</text:p>
          </table:table-cell>
          <table:table-cell office:value-type="float" office:value="1438.85" calcext:value-type="float">
            <text:p>1438,85</text:p>
          </table:table-cell>
          <table:table-cell office:value-type="float" office:value="1014" calcext:value-type="float">
            <text:p>1014</text:p>
          </table:table-cell>
          <table:table-cell office:value-type="float" office:value="0.0316671204566956" calcext:value-type="float">
            <text:p>0,031667120456696</text:p>
          </table:table-cell>
          <table:table-cell office:value-type="float" office:value="799.7" calcext:value-type="float">
            <text:p>799,7</text:p>
          </table:table-cell>
          <table:table-cell office:value-type="float" office:value="584" calcext:value-type="float">
            <text:p>584</text:p>
          </table:table-cell>
          <table:table-cell office:value-type="float" office:value="0.200849673748016" calcext:value-type="float">
            <text:p>0,200849673748016</text:p>
          </table:table-cell>
          <table:table-cell office:value-type="float" office:value="650.19" calcext:value-type="float">
            <text:p>650,19</text:p>
          </table:table-cell>
          <table:table-cell office:value-type="float" office:value="558" calcext:value-type="float">
            <text:p>558</text:p>
          </table:table-cell>
          <table:table-cell office:value-type="float" office:value="0.202211561203003" calcext:value-type="float">
            <text:p>0,202211561203003</text:p>
          </table:table-cell>
          <table:table-cell office:value-type="float" office:value="914.96" calcext:value-type="float">
            <text:p>914,96</text:p>
          </table:table-cell>
          <table:table-cell office:value-type="float" office:value="742" calcext:value-type="float">
            <text:p>742</text:p>
          </table:table-cell>
          <table:table-cell table:formula="of:=[.D19]-[.E19]" office:value-type="float" office:value="424.85" calcext:value-type="float">
            <text:p>424,85</text:p>
          </table:table-cell>
          <table:table-cell table:formula="of:=[.G19]-[.H19]" office:value-type="float" office:value="215.7" calcext:value-type="float">
            <text:p>215,7</text:p>
          </table:table-cell>
          <table:table-cell table:formula="of:=[.J19]-[.K19]" office:value-type="float" office:value="92.1900000000001" calcext:value-type="float">
            <text:p>92,1900000000001</text:p>
          </table:table-cell>
          <table:table-cell table:formula="of:=[.M19]-[.N19]" office:value-type="float" office:value="172.96" calcext:value-type="float">
            <text:p>172,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47796106338501" calcext:value-type="float">
            <text:p>0,00477961063385</text:p>
          </table:table-cell>
          <table:table-cell office:value-type="float" office:value="1335.78" calcext:value-type="float">
            <text:p>1335,78</text:p>
          </table:table-cell>
          <table:table-cell office:value-type="float" office:value="829" calcext:value-type="float">
            <text:p>829</text:p>
          </table:table-cell>
          <table:table-cell office:value-type="float" office:value="0.0344977951049805" calcext:value-type="float">
            <text:p>0,034497795104981</text:p>
          </table:table-cell>
          <table:table-cell office:value-type="float" office:value="683.47" calcext:value-type="float">
            <text:p>683,47</text:p>
          </table:table-cell>
          <table:table-cell office:value-type="float" office:value="470" calcext:value-type="float">
            <text:p>470</text:p>
          </table:table-cell>
          <table:table-cell office:value-type="float" office:value="0.200715837478638" calcext:value-type="float">
            <text:p>0,200715837478638</text:p>
          </table:table-cell>
          <table:table-cell office:value-type="float" office:value="555.63" calcext:value-type="float">
            <text:p>555,63</text:p>
          </table:table-cell>
          <table:table-cell office:value-type="float" office:value="447" calcext:value-type="float">
            <text:p>447</text:p>
          </table:table-cell>
          <table:table-cell office:value-type="float" office:value="0.202388949394226" calcext:value-type="float">
            <text:p>0,202388949394226</text:p>
          </table:table-cell>
          <table:table-cell office:value-type="float" office:value="771.36" calcext:value-type="float">
            <text:p>771,36</text:p>
          </table:table-cell>
          <table:table-cell office:value-type="float" office:value="613" calcext:value-type="float">
            <text:p>613</text:p>
          </table:table-cell>
          <table:table-cell table:formula="of:=[.D20]-[.E20]" office:value-type="float" office:value="506.78" calcext:value-type="float">
            <text:p>506,78</text:p>
          </table:table-cell>
          <table:table-cell table:formula="of:=[.G20]-[.H20]" office:value-type="float" office:value="213.47" calcext:value-type="float">
            <text:p>213,47</text:p>
          </table:table-cell>
          <table:table-cell table:formula="of:=[.J20]-[.K20]" office:value-type="float" office:value="108.63" calcext:value-type="float">
            <text:p>108,63</text:p>
          </table:table-cell>
          <table:table-cell table:formula="of:=[.M20]-[.N20]" office:value-type="float" office:value="158.36" calcext:value-type="float">
            <text:p>158,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47283148765564" calcext:value-type="float">
            <text:p>0,004728314876556</text:p>
          </table:table-cell>
          <table:table-cell office:value-type="float" office:value="1345.52" calcext:value-type="float">
            <text:p>1345,52</text:p>
          </table:table-cell>
          <table:table-cell office:value-type="float" office:value="955" calcext:value-type="float">
            <text:p>955</text:p>
          </table:table-cell>
          <table:table-cell office:value-type="float" office:value="0.0335972142219543" calcext:value-type="float">
            <text:p>0,033597214221954</text:p>
          </table:table-cell>
          <table:table-cell office:value-type="float" office:value="681.85" calcext:value-type="float">
            <text:p>681,85</text:p>
          </table:table-cell>
          <table:table-cell office:value-type="float" office:value="485" calcext:value-type="float">
            <text:p>485</text:p>
          </table:table-cell>
          <table:table-cell office:value-type="float" office:value="0.200821192264557" calcext:value-type="float">
            <text:p>0,200821192264557</text:p>
          </table:table-cell>
          <table:table-cell office:value-type="float" office:value="563.41" calcext:value-type="float">
            <text:p>563,41</text:p>
          </table:table-cell>
          <table:table-cell office:value-type="float" office:value="485" calcext:value-type="float">
            <text:p>485</text:p>
          </table:table-cell>
          <table:table-cell office:value-type="float" office:value="0.202172422409058" calcext:value-type="float">
            <text:p>0,202172422409058</text:p>
          </table:table-cell>
          <table:table-cell office:value-type="float" office:value="806.2" calcext:value-type="float">
            <text:p>806,2</text:p>
          </table:table-cell>
          <table:table-cell office:value-type="float" office:value="619" calcext:value-type="float">
            <text:p>619</text:p>
          </table:table-cell>
          <table:table-cell table:formula="of:=[.D21]-[.E21]" office:value-type="float" office:value="390.52" calcext:value-type="float">
            <text:p>390,52</text:p>
          </table:table-cell>
          <table:table-cell table:formula="of:=[.G21]-[.H21]" office:value-type="float" office:value="196.85" calcext:value-type="float">
            <text:p>196,85</text:p>
          </table:table-cell>
          <table:table-cell table:formula="of:=[.J21]-[.K21]" office:value-type="float" office:value="78.41" calcext:value-type="float">
            <text:p>78,41</text:p>
          </table:table-cell>
          <table:table-cell table:formula="of:=[.M21]-[.N21]" office:value-type="float" office:value="187.2" calcext:value-type="float">
            <text:p>187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490863561630249" calcext:value-type="float">
            <text:p>0,004908635616302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935" calcext:value-type="float">
            <text:p>935</text:p>
          </table:table-cell>
          <table:table-cell office:value-type="float" office:value="0.0314906597137451" calcext:value-type="float">
            <text:p>0,031490659713745</text:p>
          </table:table-cell>
          <table:table-cell office:value-type="float" office:value="735.06" calcext:value-type="float">
            <text:p>735,06</text:p>
          </table:table-cell>
          <table:table-cell office:value-type="float" office:value="557" calcext:value-type="float">
            <text:p>557</text:p>
          </table:table-cell>
          <table:table-cell office:value-type="float" office:value="0.200869665145874" calcext:value-type="float">
            <text:p>0,200869665145874</text:p>
          </table:table-cell>
          <table:table-cell office:value-type="float" office:value="594.05" calcext:value-type="float">
            <text:p>594,05</text:p>
          </table:table-cell>
          <table:table-cell office:value-type="float" office:value="492" calcext:value-type="float">
            <text:p>492</text:p>
          </table:table-cell>
          <table:table-cell office:value-type="float" office:value="0.202531607151031" calcext:value-type="float">
            <text:p>0,202531607151031</text:p>
          </table:table-cell>
          <table:table-cell office:value-type="float" office:value="856.82" calcext:value-type="float">
            <text:p>856,82</text:p>
          </table:table-cell>
          <table:table-cell office:value-type="float" office:value="576" calcext:value-type="float">
            <text:p>576</text:p>
          </table:table-cell>
          <table:table-cell table:formula="of:=[.D22]-[.E22]" office:value-type="float" office:value="486.85" calcext:value-type="float">
            <text:p>486,85</text:p>
          </table:table-cell>
          <table:table-cell table:formula="of:=[.G22]-[.H22]" office:value-type="float" office:value="178.06" calcext:value-type="float">
            <text:p>178,06</text:p>
          </table:table-cell>
          <table:table-cell table:formula="of:=[.J22]-[.K22]" office:value-type="float" office:value="102.05" calcext:value-type="float">
            <text:p>102,05</text:p>
          </table:table-cell>
          <table:table-cell table:formula="of:=[.M22]-[.N22]" office:value-type="float" office:value="280.82" calcext:value-type="float">
            <text:p>280,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498159170150757" calcext:value-type="float">
            <text:p>0,004981591701508</text:p>
          </table:table-cell>
          <table:table-cell office:value-type="float" office:value="1345.24" calcext:value-type="float">
            <text:p>1345,24</text:p>
          </table:table-cell>
          <table:table-cell office:value-type="float" office:value="815" calcext:value-type="float">
            <text:p>815</text:p>
          </table:table-cell>
          <table:table-cell office:value-type="float" office:value="0.0340876770019531" calcext:value-type="float">
            <text:p>0,034087677001953</text:p>
          </table:table-cell>
          <table:table-cell office:value-type="float" office:value="781.35" calcext:value-type="float">
            <text:p>781,35</text:p>
          </table:table-cell>
          <table:table-cell office:value-type="float" office:value="546" calcext:value-type="float">
            <text:p>546</text:p>
          </table:table-cell>
          <table:table-cell office:value-type="float" office:value="0.200789840221405" calcext:value-type="float">
            <text:p>0,200789840221405</text:p>
          </table:table-cell>
          <table:table-cell office:value-type="float" office:value="622.18" calcext:value-type="float">
            <text:p>622,18</text:p>
          </table:table-cell>
          <table:table-cell office:value-type="float" office:value="523" calcext:value-type="float">
            <text:p>523</text:p>
          </table:table-cell>
          <table:table-cell office:value-type="float" office:value="0.202108423709869" calcext:value-type="float">
            <text:p>0,202108423709869</text:p>
          </table:table-cell>
          <table:table-cell office:value-type="float" office:value="859.73" calcext:value-type="float">
            <text:p>859,73</text:p>
          </table:table-cell>
          <table:table-cell office:value-type="float" office:value="673" calcext:value-type="float">
            <text:p>673</text:p>
          </table:table-cell>
          <table:table-cell table:formula="of:=[.D23]-[.E23]" office:value-type="float" office:value="530.24" calcext:value-type="float">
            <text:p>530,24</text:p>
          </table:table-cell>
          <table:table-cell table:formula="of:=[.G23]-[.H23]" office:value-type="float" office:value="235.35" calcext:value-type="float">
            <text:p>235,35</text:p>
          </table:table-cell>
          <table:table-cell table:formula="of:=[.J23]-[.K23]" office:value-type="float" office:value="99.18" calcext:value-type="float">
            <text:p>99,18</text:p>
          </table:table-cell>
          <table:table-cell table:formula="of:=[.M23]-[.N23]" office:value-type="float" office:value="186.73" calcext:value-type="float">
            <text:p>186,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528937101364136" calcext:value-type="float">
            <text:p>0,005289371013641</text:p>
          </table:table-cell>
          <table:table-cell office:value-type="float" office:value="1362.37" calcext:value-type="float">
            <text:p>1362,37</text:p>
          </table:table-cell>
          <table:table-cell office:value-type="float" office:value="899" calcext:value-type="float">
            <text:p>899</text:p>
          </table:table-cell>
          <table:table-cell office:value-type="float" office:value="0.035016086101532" calcext:value-type="float">
            <text:p>0,035016086101532</text:p>
          </table:table-cell>
          <table:table-cell office:value-type="float" office:value="763.65" calcext:value-type="float">
            <text:p>763,65</text:p>
          </table:table-cell>
          <table:table-cell office:value-type="float" office:value="647" calcext:value-type="float">
            <text:p>647</text:p>
          </table:table-cell>
          <table:table-cell office:value-type="float" office:value="0.200921845436096" calcext:value-type="float">
            <text:p>0,200921845436096</text:p>
          </table:table-cell>
          <table:table-cell office:value-type="float" office:value="683.05" calcext:value-type="float">
            <text:p>683,05</text:p>
          </table:table-cell>
          <table:table-cell office:value-type="float" office:value="599" calcext:value-type="float">
            <text:p>599</text:p>
          </table:table-cell>
          <table:table-cell office:value-type="float" office:value="0.202098996639252" calcext:value-type="float">
            <text:p>0,202098996639252</text:p>
          </table:table-cell>
          <table:table-cell office:value-type="float" office:value="875.03" calcext:value-type="float">
            <text:p>875,03</text:p>
          </table:table-cell>
          <table:table-cell office:value-type="float" office:value="730" calcext:value-type="float">
            <text:p>730</text:p>
          </table:table-cell>
          <table:table-cell table:formula="of:=[.D24]-[.E24]" office:value-type="float" office:value="463.37" calcext:value-type="float">
            <text:p>463,37</text:p>
          </table:table-cell>
          <table:table-cell table:formula="of:=[.G24]-[.H24]" office:value-type="float" office:value="116.65" calcext:value-type="float">
            <text:p>116,65</text:p>
          </table:table-cell>
          <table:table-cell table:formula="of:=[.J24]-[.K24]" office:value-type="float" office:value="84.05" calcext:value-type="float">
            <text:p>84,05</text:p>
          </table:table-cell>
          <table:table-cell table:formula="of:=[.M24]-[.N24]" office:value-type="float" office:value="145.03" calcext:value-type="float">
            <text:p>145,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457177400588989" calcext:value-type="float">
            <text:p>0,00457177400589</text:p>
          </table:table-cell>
          <table:table-cell office:value-type="float" office:value="1558.09" calcext:value-type="float">
            <text:p>1558,09</text:p>
          </table:table-cell>
          <table:table-cell office:value-type="float" office:value="936" calcext:value-type="float">
            <text:p>936</text:p>
          </table:table-cell>
          <table:table-cell office:value-type="float" office:value="0.0325393438339233" calcext:value-type="float">
            <text:p>0,032539343833923</text:p>
          </table:table-cell>
          <table:table-cell office:value-type="float" office:value="770.2" calcext:value-type="float">
            <text:p>770,2</text:p>
          </table:table-cell>
          <table:table-cell office:value-type="float" office:value="600" calcext:value-type="float">
            <text:p>600</text:p>
          </table:table-cell>
          <table:table-cell office:value-type="float" office:value="0.20086487531662" calcext:value-type="float">
            <text:p>0,20086487531662</text:p>
          </table:table-cell>
          <table:table-cell office:value-type="float" office:value="649.46" calcext:value-type="float">
            <text:p>649,46</text:p>
          </table:table-cell>
          <table:table-cell office:value-type="float" office:value="563" calcext:value-type="float">
            <text:p>563</text:p>
          </table:table-cell>
          <table:table-cell office:value-type="float" office:value="0.202236890792847" calcext:value-type="float">
            <text:p>0,202236890792847</text:p>
          </table:table-cell>
          <table:table-cell office:value-type="float" office:value="929.5" calcext:value-type="float">
            <text:p>929,5</text:p>
          </table:table-cell>
          <table:table-cell office:value-type="float" office:value="733" calcext:value-type="float">
            <text:p>733</text:p>
          </table:table-cell>
          <table:table-cell table:formula="of:=[.D25]-[.E25]" office:value-type="float" office:value="622.09" calcext:value-type="float">
            <text:p>622,09</text:p>
          </table:table-cell>
          <table:table-cell table:formula="of:=[.G25]-[.H25]" office:value-type="float" office:value="170.2" calcext:value-type="float">
            <text:p>170,2</text:p>
          </table:table-cell>
          <table:table-cell table:formula="of:=[.J25]-[.K25]" office:value-type="float" office:value="86.46" calcext:value-type="float">
            <text:p>86,46</text:p>
          </table:table-cell>
          <table:table-cell table:formula="of:=[.M25]-[.N25]" office:value-type="float" office:value="196.5" calcext:value-type="float">
            <text:p>196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535094738006592" calcext:value-type="float">
            <text:p>0,005350947380066</text:p>
          </table:table-cell>
          <table:table-cell office:value-type="float" office:value="1184.54" calcext:value-type="float">
            <text:p>1184,54</text:p>
          </table:table-cell>
          <table:table-cell office:value-type="float" office:value="746" calcext:value-type="float">
            <text:p>746</text:p>
          </table:table-cell>
          <table:table-cell office:value-type="float" office:value="0.0334761762619019" calcext:value-type="float">
            <text:p>0,033476176261902</text:p>
          </table:table-cell>
          <table:table-cell office:value-type="float" office:value="643.34" calcext:value-type="float">
            <text:p>643,34</text:p>
          </table:table-cell>
          <table:table-cell office:value-type="float" office:value="492" calcext:value-type="float">
            <text:p>492</text:p>
          </table:table-cell>
          <table:table-cell office:value-type="float" office:value="0.200776824951172" calcext:value-type="float">
            <text:p>0,200776824951172</text:p>
          </table:table-cell>
          <table:table-cell office:value-type="float" office:value="544.49" calcext:value-type="float">
            <text:p>544,49</text:p>
          </table:table-cell>
          <table:table-cell office:value-type="float" office:value="463" calcext:value-type="float">
            <text:p>463</text:p>
          </table:table-cell>
          <table:table-cell office:value-type="float" office:value="0.202493646144867" calcext:value-type="float">
            <text:p>0,202493646144867</text:p>
          </table:table-cell>
          <table:table-cell office:value-type="float" office:value="697.7" calcext:value-type="float">
            <text:p>697,7</text:p>
          </table:table-cell>
          <table:table-cell office:value-type="float" office:value="583" calcext:value-type="float">
            <text:p>583</text:p>
          </table:table-cell>
          <table:table-cell table:formula="of:=[.D26]-[.E26]" office:value-type="float" office:value="438.54" calcext:value-type="float">
            <text:p>438,54</text:p>
          </table:table-cell>
          <table:table-cell table:formula="of:=[.G26]-[.H26]" office:value-type="float" office:value="151.34" calcext:value-type="float">
            <text:p>151,34</text:p>
          </table:table-cell>
          <table:table-cell table:formula="of:=[.J26]-[.K26]" office:value-type="float" office:value="81.49" calcext:value-type="float">
            <text:p>81,49</text:p>
          </table:table-cell>
          <table:table-cell table:formula="of:=[.M26]-[.N26]" office:value-type="float" office:value="114.7" calcext:value-type="float">
            <text:p>114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510242700576782" calcext:value-type="float">
            <text:p>0,005102427005768</text:p>
          </table:table-cell>
          <table:table-cell office:value-type="float" office:value="1224.55" calcext:value-type="float">
            <text:p>1224,55</text:p>
          </table:table-cell>
          <table:table-cell office:value-type="float" office:value="681" calcext:value-type="float">
            <text:p>681</text:p>
          </table:table-cell>
          <table:table-cell office:value-type="float" office:value="0.0374677634239197" calcext:value-type="float">
            <text:p>0,03746776342392</text:p>
          </table:table-cell>
          <table:table-cell office:value-type="float" office:value="677.61" calcext:value-type="float">
            <text:p>677,61</text:p>
          </table:table-cell>
          <table:table-cell office:value-type="float" office:value="515" calcext:value-type="float">
            <text:p>515</text:p>
          </table:table-cell>
          <table:table-cell office:value-type="float" office:value="0.20105749130249" calcext:value-type="float">
            <text:p>0,20105749130249</text:p>
          </table:table-cell>
          <table:table-cell office:value-type="float" office:value="575.53" calcext:value-type="float">
            <text:p>575,53</text:p>
          </table:table-cell>
          <table:table-cell office:value-type="float" office:value="484" calcext:value-type="float">
            <text:p>484</text:p>
          </table:table-cell>
          <table:table-cell office:value-type="float" office:value="0.202669751644135" calcext:value-type="float">
            <text:p>0,202669751644135</text:p>
          </table:table-cell>
          <table:table-cell office:value-type="float" office:value="720.11" calcext:value-type="float">
            <text:p>720,11</text:p>
          </table:table-cell>
          <table:table-cell office:value-type="float" office:value="599" calcext:value-type="float">
            <text:p>599</text:p>
          </table:table-cell>
          <table:table-cell table:formula="of:=[.D27]-[.E27]" office:value-type="float" office:value="543.55" calcext:value-type="float">
            <text:p>543,55</text:p>
          </table:table-cell>
          <table:table-cell table:formula="of:=[.G27]-[.H27]" office:value-type="float" office:value="162.61" calcext:value-type="float">
            <text:p>162,61</text:p>
          </table:table-cell>
          <table:table-cell table:formula="of:=[.J27]-[.K27]" office:value-type="float" office:value="91.53" calcext:value-type="float">
            <text:p>91,53</text:p>
          </table:table-cell>
          <table:table-cell table:formula="of:=[.M27]-[.N27]" office:value-type="float" office:value="121.11" calcext:value-type="float">
            <text:p>121,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552235841751099" calcext:value-type="float">
            <text:p>0,005522358417511</text:p>
          </table:table-cell>
          <table:table-cell office:value-type="float" office:value="1432.53" calcext:value-type="float">
            <text:p>1432,53</text:p>
          </table:table-cell>
          <table:table-cell office:value-type="float" office:value="945" calcext:value-type="float">
            <text:p>945</text:p>
          </table:table-cell>
          <table:table-cell office:value-type="float" office:value="0.0345974087715149" calcext:value-type="float">
            <text:p>0,034597408771515</text:p>
          </table:table-cell>
          <table:table-cell office:value-type="float" office:value="795.19" calcext:value-type="float">
            <text:p>795,19</text:p>
          </table:table-cell>
          <table:table-cell office:value-type="float" office:value="634" calcext:value-type="float">
            <text:p>634</text:p>
          </table:table-cell>
          <table:table-cell office:value-type="float" office:value="0.200865318775177" calcext:value-type="float">
            <text:p>0,200865318775177</text:p>
          </table:table-cell>
          <table:table-cell office:value-type="float" office:value="661.84" calcext:value-type="float">
            <text:p>661,84</text:p>
          </table:table-cell>
          <table:table-cell office:value-type="float" office:value="562" calcext:value-type="float">
            <text:p>562</text:p>
          </table:table-cell>
          <table:table-cell office:value-type="float" office:value="0.202412328720093" calcext:value-type="float">
            <text:p>0,202412328720093</text:p>
          </table:table-cell>
          <table:table-cell office:value-type="float" office:value="925.15" calcext:value-type="float">
            <text:p>925,15</text:p>
          </table:table-cell>
          <table:table-cell office:value-type="float" office:value="753" calcext:value-type="float">
            <text:p>753</text:p>
          </table:table-cell>
          <table:table-cell table:formula="of:=[.D28]-[.E28]" office:value-type="float" office:value="487.53" calcext:value-type="float">
            <text:p>487,53</text:p>
          </table:table-cell>
          <table:table-cell table:formula="of:=[.G28]-[.H28]" office:value-type="float" office:value="161.19" calcext:value-type="float">
            <text:p>161,19</text:p>
          </table:table-cell>
          <table:table-cell table:formula="of:=[.J28]-[.K28]" office:value-type="float" office:value="99.84" calcext:value-type="float">
            <text:p>99,84</text:p>
          </table:table-cell>
          <table:table-cell table:formula="of:=[.M28]-[.N28]" office:value-type="float" office:value="172.15" calcext:value-type="float">
            <text:p>172,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511677742004395" calcext:value-type="float">
            <text:p>0,005116777420044</text:p>
          </table:table-cell>
          <table:table-cell office:value-type="float" office:value="1531.74" calcext:value-type="float">
            <text:p>1531,74</text:p>
          </table:table-cell>
          <table:table-cell office:value-type="float" office:value="985" calcext:value-type="float">
            <text:p>985</text:p>
          </table:table-cell>
          <table:table-cell office:value-type="float" office:value="0.0312917494773865" calcext:value-type="float">
            <text:p>0,031291749477387</text:p>
          </table:table-cell>
          <table:table-cell office:value-type="float" office:value="759.47" calcext:value-type="float">
            <text:p>759,47</text:p>
          </table:table-cell>
          <table:table-cell office:value-type="float" office:value="613" calcext:value-type="float">
            <text:p>613</text:p>
          </table:table-cell>
          <table:table-cell office:value-type="float" office:value="0.200905365943909" calcext:value-type="float">
            <text:p>0,200905365943909</text:p>
          </table:table-cell>
          <table:table-cell office:value-type="float" office:value="639.6" calcext:value-type="float">
            <text:p>639,6</text:p>
          </table:table-cell>
          <table:table-cell office:value-type="float" office:value="571" calcext:value-type="float">
            <text:p>571</text:p>
          </table:table-cell>
          <table:table-cell office:value-type="float" office:value="0.202280180454254" calcext:value-type="float">
            <text:p>0,202280180454254</text:p>
          </table:table-cell>
          <table:table-cell office:value-type="float" office:value="900.94" calcext:value-type="float">
            <text:p>900,94</text:p>
          </table:table-cell>
          <table:table-cell office:value-type="float" office:value="697" calcext:value-type="float">
            <text:p>697</text:p>
          </table:table-cell>
          <table:table-cell table:formula="of:=[.D29]-[.E29]" office:value-type="float" office:value="546.74" calcext:value-type="float">
            <text:p>546,74</text:p>
          </table:table-cell>
          <table:table-cell table:formula="of:=[.G29]-[.H29]" office:value-type="float" office:value="146.47" calcext:value-type="float">
            <text:p>146,47</text:p>
          </table:table-cell>
          <table:table-cell table:formula="of:=[.J29]-[.K29]" office:value-type="float" office:value="68.6" calcext:value-type="float">
            <text:p>68,6</text:p>
          </table:table-cell>
          <table:table-cell table:formula="of:=[.M29]-[.N29]" office:value-type="float" office:value="203.94" calcext:value-type="float">
            <text:p>203,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536584138870239" calcext:value-type="float">
            <text:p>0,005365841388702</text:p>
          </table:table-cell>
          <table:table-cell office:value-type="float" office:value="1508.28" calcext:value-type="float">
            <text:p>1508,28</text:p>
          </table:table-cell>
          <table:table-cell office:value-type="float" office:value="877" calcext:value-type="float">
            <text:p>877</text:p>
          </table:table-cell>
          <table:table-cell office:value-type="float" office:value="0.0339777731895447" calcext:value-type="float">
            <text:p>0,033977773189545</text:p>
          </table:table-cell>
          <table:table-cell office:value-type="float" office:value="686.47" calcext:value-type="float">
            <text:p>686,47</text:p>
          </table:table-cell>
          <table:table-cell office:value-type="float" office:value="455" calcext:value-type="float">
            <text:p>455</text:p>
          </table:table-cell>
          <table:table-cell office:value-type="float" office:value="0.201040427684784" calcext:value-type="float">
            <text:p>0,201040427684784</text:p>
          </table:table-cell>
          <table:table-cell office:value-type="float" office:value="585.48" calcext:value-type="float">
            <text:p>585,48</text:p>
          </table:table-cell>
          <table:table-cell office:value-type="float" office:value="455" calcext:value-type="float">
            <text:p>455</text:p>
          </table:table-cell>
          <table:table-cell office:value-type="float" office:value="0.202149302959442" calcext:value-type="float">
            <text:p>0,202149302959442</text:p>
          </table:table-cell>
          <table:table-cell office:value-type="float" office:value="862.86" calcext:value-type="float">
            <text:p>862,86</text:p>
          </table:table-cell>
          <table:table-cell office:value-type="float" office:value="639" calcext:value-type="float">
            <text:p>639</text:p>
          </table:table-cell>
          <table:table-cell table:formula="of:=[.D30]-[.E30]" office:value-type="float" office:value="631.28" calcext:value-type="float">
            <text:p>631,28</text:p>
          </table:table-cell>
          <table:table-cell table:formula="of:=[.G30]-[.H30]" office:value-type="float" office:value="231.47" calcext:value-type="float">
            <text:p>231,47</text:p>
          </table:table-cell>
          <table:table-cell table:formula="of:=[.J30]-[.K30]" office:value-type="float" office:value="130.48" calcext:value-type="float">
            <text:p>130,48</text:p>
          </table:table-cell>
          <table:table-cell table:formula="of:=[.M30]-[.N30]" office:value-type="float" office:value="223.86" calcext:value-type="float">
            <text:p>223,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449066638946533" calcext:value-type="float">
            <text:p>0,004490666389465</text:p>
          </table:table-cell>
          <table:table-cell office:value-type="float" office:value="1810.23" calcext:value-type="float">
            <text:p>1810,23</text:p>
          </table:table-cell>
          <table:table-cell office:value-type="float" office:value="1169" calcext:value-type="float">
            <text:p>1169</text:p>
          </table:table-cell>
          <table:table-cell office:value-type="float" office:value="0.0298101687431335" calcext:value-type="float">
            <text:p>0,029810168743134</text:p>
          </table:table-cell>
          <table:table-cell office:value-type="float" office:value="825.55" calcext:value-type="float">
            <text:p>825,55</text:p>
          </table:table-cell>
          <table:table-cell office:value-type="float" office:value="652" calcext:value-type="float">
            <text:p>652</text:p>
          </table:table-cell>
          <table:table-cell office:value-type="float" office:value="0.200716154575348" calcext:value-type="float">
            <text:p>0,200716154575348</text:p>
          </table:table-cell>
          <table:table-cell office:value-type="float" office:value="686.97" calcext:value-type="float">
            <text:p>686,97</text:p>
          </table:table-cell>
          <table:table-cell office:value-type="float" office:value="632" calcext:value-type="float">
            <text:p>632</text:p>
          </table:table-cell>
          <table:table-cell office:value-type="float" office:value="0.202044022083282" calcext:value-type="float">
            <text:p>0,202044022083282</text:p>
          </table:table-cell>
          <table:table-cell office:value-type="float" office:value="1037.68" calcext:value-type="float">
            <text:p>1037,68</text:p>
          </table:table-cell>
          <table:table-cell office:value-type="float" office:value="749" calcext:value-type="float">
            <text:p>749</text:p>
          </table:table-cell>
          <table:table-cell table:formula="of:=[.D31]-[.E31]" office:value-type="float" office:value="641.23" calcext:value-type="float">
            <text:p>641,23</text:p>
          </table:table-cell>
          <table:table-cell table:formula="of:=[.G31]-[.H31]" office:value-type="float" office:value="173.55" calcext:value-type="float">
            <text:p>173,55</text:p>
          </table:table-cell>
          <table:table-cell table:formula="of:=[.J31]-[.K31]" office:value-type="float" office:value="54.97" calcext:value-type="float">
            <text:p>54,97</text:p>
          </table:table-cell>
          <table:table-cell table:formula="of:=[.M31]-[.N31]" office:value-type="float" office:value="288.68" calcext:value-type="float">
            <text:p>288,68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146520607471466" calcext:value-type="float">
            <text:p>0,146520607471466</text:p>
          </table:table-cell>
          <table:table-cell table:formula="of:=SUM([.D2:.D31])" office:value-type="float" office:value="42113.81" calcext:value-type="float">
            <text:p>42113,81</text:p>
          </table:table-cell>
          <table:table-cell table:formula="of:=SUM([.E2:.E31])" office:value-type="float" office:value="26627" calcext:value-type="float">
            <text:p>26627</text:p>
          </table:table-cell>
          <table:table-cell table:formula="of:=SUM([.F2:.F31])" office:value-type="float" office:value="1.00040484428406" calcext:value-type="float">
            <text:p>1,00040484428406</text:p>
          </table:table-cell>
          <table:table-cell table:formula="of:=SUM([.G2:.G31])" office:value-type="float" office:value="21589.15" calcext:value-type="float">
            <text:p>21589,15</text:p>
          </table:table-cell>
          <table:table-cell table:formula="of:=SUM([.H2:.H31])" office:value-type="float" office:value="15824" calcext:value-type="float">
            <text:p>15824</text:p>
          </table:table-cell>
          <table:table-cell table:formula="of:=SUM([.I2:.I31])" office:value-type="float" office:value="6.02641254425049" calcext:value-type="float">
            <text:p>6,02641254425049</text:p>
          </table:table-cell>
          <table:table-cell table:formula="of:=SUM([.J2:.J31])" office:value-type="float" office:value="17755.29" calcext:value-type="float">
            <text:p>17755,29</text:p>
          </table:table-cell>
          <table:table-cell table:formula="of:=SUM([.K2:.K31])" office:value-type="float" office:value="15000" calcext:value-type="float">
            <text:p>15000</text:p>
          </table:table-cell>
          <table:table-cell table:formula="of:=SUM([.L2:.L31])" office:value-type="float" office:value="6.06792810916901" calcext:value-type="float">
            <text:p>6,06792810916901</text:p>
          </table:table-cell>
          <table:table-cell table:formula="of:=SUM([.M2:.M31])" office:value-type="float" office:value="24881.92" calcext:value-type="float">
            <text:p>24881,92</text:p>
          </table:table-cell>
          <table:table-cell table:formula="of:=SUM([.N2:.N31])" office:value-type="float" office:value="18761" calcext:value-type="float">
            <text:p>18761</text:p>
          </table:table-cell>
          <table:table-cell table:formula="of:=SUM([.O2:.O31])/30" office:value-type="float" office:value="516.227" calcext:value-type="float">
            <text:p>516,227</text:p>
          </table:table-cell>
          <table:table-cell table:formula="of:=SUM([.P2:.P31])/30" office:value-type="float" office:value="192.171666666667" calcext:value-type="float">
            <text:p>192,171666666667</text:p>
          </table:table-cell>
          <table:table-cell table:formula="of:=SUM([.Q2:.Q31])/30" office:value-type="float" office:value="91.843" calcext:value-type="float">
            <text:p>91,843</text:p>
          </table:table-cell>
          <table:table-cell table:formula="of:=SUM([.R2:.R31])/30" office:value-type="float" office:value="204.030666666667" calcext:value-type="float">
            <text:p>204,030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21:44:44.3427989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8T22:13:24.997888470</dc:date>
    <meta:editing-duration>PT30M40S</meta:editing-duration>
    <meta:editing-cycles>7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16173" draw:fill-color="#e1617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2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50_maxs_0.2'.D1:'TESTBENCH_metaheu_ls_vnd_bvns_ts__niter_10_search_anxious_init_random_memory_10_times4ave_50_maxs_0.2'.E31 'TESTBENCH_metaheu_ls_vnd_bvns_ts__niter_10_search_anxious_init_random_memory_10_times4ave_50_maxs_0.2'.G1:'TESTBENCH_metaheu_ls_vnd_bvns_ts__niter_10_search_anxious_init_random_memory_10_times4ave_50_maxs_0.2'.H31 'TESTBENCH_metaheu_ls_vnd_bvns_ts__niter_10_search_anxious_init_random_memory_10_times4ave_50_maxs_0.2'.J1:'TESTBENCH_metaheu_ls_vnd_bvns_ts__niter_10_search_anxious_init_random_memory_10_times4ave_50_maxs_0.2'.K31 'TESTBENCH_metaheu_ls_vnd_bvns_ts__niter_10_search_anxious_init_random_memory_10_times4ave_50_maxs_0.2'.M1:'TESTBENCH_metaheu_ls_vnd_bvns_ts__niter_10_search_anxious_init_random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D2:'TESTBENCH_metaheu_ls_vnd_bvns_ts__niter_10_search_anxious_init_random_memory_10_times4ave_50_maxs_0.2'.D31" chart:label-cell-address="'TESTBENCH_metaheu_ls_vnd_bvns_ts__niter_10_search_anxious_init_random_memory_10_times4ave_50_maxs_0.2'.D1:'TESTBENCH_metaheu_ls_vnd_bvns_ts__niter_10_search_anxious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E2:'TESTBENCH_metaheu_ls_vnd_bvns_ts__niter_10_search_anxious_init_random_memory_10_times4ave_50_maxs_0.2'.E31" chart:label-cell-address="'TESTBENCH_metaheu_ls_vnd_bvns_ts__niter_10_search_anxious_init_random_memory_10_times4ave_50_maxs_0.2'.E1:'TESTBENCH_metaheu_ls_vnd_bvns_ts__niter_10_search_anxious_init_random_memory_10_times4ave_50_maxs_0.2'.E1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G2:'TESTBENCH_metaheu_ls_vnd_bvns_ts__niter_10_search_anxious_init_random_memory_10_times4ave_50_maxs_0.2'.G31" chart:label-cell-address="'TESTBENCH_metaheu_ls_vnd_bvns_ts__niter_10_search_anxious_init_random_memory_10_times4ave_50_maxs_0.2'.G1:'TESTBENCH_metaheu_ls_vnd_bvns_ts__niter_10_search_anxious_init_random_memory_10_times4ave_50_maxs_0.2'.G1" chart:class="chart:line">
            <chart:data-point chart:repeated="30"/>
          </chart:series>
          <chart:series chart:style-name="ch10" chart:values-cell-range-address="'TESTBENCH_metaheu_ls_vnd_bvns_ts__niter_10_search_anxious_init_random_memory_10_times4ave_50_maxs_0.2'.H2:'TESTBENCH_metaheu_ls_vnd_bvns_ts__niter_10_search_anxious_init_random_memory_10_times4ave_50_maxs_0.2'.H31" chart:label-cell-address="'TESTBENCH_metaheu_ls_vnd_bvns_ts__niter_10_search_anxious_init_random_memory_10_times4ave_50_maxs_0.2'.H1:'TESTBENCH_metaheu_ls_vnd_bvns_ts__niter_10_search_anxious_init_random_memory_10_times4ave_50_maxs_0.2'.H1" chart:class="chart:line">
            <chart:data-point chart:repeated="30"/>
          </chart:series>
          <chart:series chart:style-name="ch11" chart:values-cell-range-address="'TESTBENCH_metaheu_ls_vnd_bvns_ts__niter_10_search_anxious_init_random_memory_10_times4ave_50_maxs_0.2'.J2:'TESTBENCH_metaheu_ls_vnd_bvns_ts__niter_10_search_anxious_init_random_memory_10_times4ave_50_maxs_0.2'.J31" chart:label-cell-address="'TESTBENCH_metaheu_ls_vnd_bvns_ts__niter_10_search_anxious_init_random_memory_10_times4ave_50_maxs_0.2'.J1:'TESTBENCH_metaheu_ls_vnd_bvns_ts__niter_10_search_anxious_init_random_memory_10_times4ave_50_maxs_0.2'.J1" chart:class="chart:line">
            <chart:data-point chart:repeated="30"/>
          </chart:series>
          <chart:series chart:style-name="ch12" chart:values-cell-range-address="'TESTBENCH_metaheu_ls_vnd_bvns_ts__niter_10_search_anxious_init_random_memory_10_times4ave_50_maxs_0.2'.K2:'TESTBENCH_metaheu_ls_vnd_bvns_ts__niter_10_search_anxious_init_random_memory_10_times4ave_50_maxs_0.2'.K31" chart:label-cell-address="'TESTBENCH_metaheu_ls_vnd_bvns_ts__niter_10_search_anxious_init_random_memory_10_times4ave_50_maxs_0.2'.K1:'TESTBENCH_metaheu_ls_vnd_bvns_ts__niter_10_search_anxious_init_random_memory_10_times4ave_50_maxs_0.2'.K1" chart:class="chart:line">
            <chart:data-point chart:repeated="30"/>
          </chart:series>
          <chart:series chart:style-name="ch13" chart:values-cell-range-address="'TESTBENCH_metaheu_ls_vnd_bvns_ts__niter_10_search_anxious_init_random_memory_10_times4ave_50_maxs_0.2'.M2:'TESTBENCH_metaheu_ls_vnd_bvns_ts__niter_10_search_anxious_init_random_memory_10_times4ave_50_maxs_0.2'.M31" chart:label-cell-address="'TESTBENCH_metaheu_ls_vnd_bvns_ts__niter_10_search_anxious_init_random_memory_10_times4ave_50_maxs_0.2'.M1:'TESTBENCH_metaheu_ls_vnd_bvns_ts__niter_10_search_anxious_init_random_memory_10_times4ave_50_maxs_0.2'.M1" chart:class="chart:line">
            <chart:data-point chart:repeated="30"/>
          </chart:series>
          <chart:series chart:style-name="ch14" chart:values-cell-range-address="'TESTBENCH_metaheu_ls_vnd_bvns_ts__niter_10_search_anxious_init_random_memory_10_times4ave_50_maxs_0.2'.N2:'TESTBENCH_metaheu_ls_vnd_bvns_ts__niter_10_search_anxious_init_random_memory_10_times4ave_50_maxs_0.2'.N31" chart:label-cell-address="'TESTBENCH_metaheu_ls_vnd_bvns_ts__niter_10_search_anxious_init_random_memory_10_times4ave_50_maxs_0.2'.N1:'TESTBENCH_metaheu_ls_vnd_bvns_ts__niter_10_search_anxious_init_random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50_maxs_0.2'.D1:'TESTBENCH_metaheu_ls_vnd_bvns_ts__niter_10_search_anxious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50_maxs_0.2'.E1:'TESTBENCH_metaheu_ls_vnd_bvns_ts__niter_10_search_anxious_init_random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50_maxs_0.2'.G1:'TESTBENCH_metaheu_ls_vnd_bvns_ts__niter_10_search_anxious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50_maxs_0.2'.H1:'TESTBENCH_metaheu_ls_vnd_bvns_ts__niter_10_search_anxious_init_random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50_maxs_0.2'.J1:'TESTBENCH_metaheu_ls_vnd_bvns_ts__niter_10_search_anxious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50_maxs_0.2'.K1:'TESTBENCH_metaheu_ls_vnd_bvns_ts__niter_10_search_anxious_init_random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50_maxs_0.2'.M1:'TESTBENCH_metaheu_ls_vnd_bvns_ts__niter_10_search_anxious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50_maxs_0.2'.N1:'TESTBENCH_metaheu_ls_vnd_bvns_ts__niter_10_search_anxious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0.75">
                <text:p>1390.75</text:p>
                <draw:g>
                  <svg:desc>'TESTBENCH_metaheu_ls_vnd_bvns_ts__niter_10_search_anxious_init_random_memory_10_times4ave_50_maxs_0.2'.D2:'TESTBENCH_metaheu_ls_vnd_bvns_ts__niter_10_search_anxious_init_random_memory_10_times4ave_50_maxs_0.2'.D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anxious_init_random_memory_10_times4ave_50_maxs_0.2'.E2:'TESTBENCH_metaheu_ls_vnd_bvns_ts__niter_10_search_anxious_init_random_memory_10_times4ave_50_maxs_0.2'.E31</svg:desc>
                </draw:g>
              </table:table-cell>
              <table:table-cell office:value-type="float" office:value="710.2">
                <text:p>710.2</text:p>
                <draw:g>
                  <svg:desc>'TESTBENCH_metaheu_ls_vnd_bvns_ts__niter_10_search_anxious_init_random_memory_10_times4ave_50_maxs_0.2'.G2:'TESTBENCH_metaheu_ls_vnd_bvns_ts__niter_10_search_anxious_init_random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random_memory_10_times4ave_50_maxs_0.2'.H2:'TESTBENCH_metaheu_ls_vnd_bvns_ts__niter_10_search_anxious_init_random_memory_10_times4ave_50_maxs_0.2'.H31</svg:desc>
                </draw:g>
              </table:table-cell>
              <table:table-cell office:value-type="float" office:value="579.02">
                <text:p>579.02</text:p>
                <draw:g>
                  <svg:desc>'TESTBENCH_metaheu_ls_vnd_bvns_ts__niter_10_search_anxious_init_random_memory_10_times4ave_50_maxs_0.2'.J2:'TESTBENCH_metaheu_ls_vnd_bvns_ts__niter_10_search_anxious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random_memory_10_times4ave_50_maxs_0.2'.K2:'TESTBENCH_metaheu_ls_vnd_bvns_ts__niter_10_search_anxious_init_random_memory_10_times4ave_50_maxs_0.2'.K31</svg:desc>
                </draw:g>
              </table:table-cell>
              <table:table-cell office:value-type="float" office:value="825.83">
                <text:p>825.83</text:p>
                <draw:g>
                  <svg:desc>'TESTBENCH_metaheu_ls_vnd_bvns_ts__niter_10_search_anxious_init_random_memory_10_times4ave_50_maxs_0.2'.M2:'TESTBENCH_metaheu_ls_vnd_bvns_ts__niter_10_search_anxious_init_random_memory_10_times4ave_50_maxs_0.2'.M31</svg:desc>
                </draw:g>
              </table:table-cell>
              <table:table-cell office:value-type="float" office:value="636">
                <text:p>636</text:p>
                <draw:g>
                  <svg:desc>'TESTBENCH_metaheu_ls_vnd_bvns_ts__niter_10_search_anxious_init_random_memory_10_times4ave_50_maxs_0.2'.N2:'TESTBENCH_metaheu_ls_vnd_bvns_ts__niter_10_search_anxious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0.92">
                <text:p>1330.92</text:p>
              </table:table-cell>
              <table:table-cell office:value-type="float" office:value="842">
                <text:p>842</text:p>
              </table:table-cell>
              <table:table-cell office:value-type="float" office:value="685.63">
                <text:p>685.63</text:p>
              </table:table-cell>
              <table:table-cell office:value-type="float" office:value="499">
                <text:p>499</text:p>
              </table:table-cell>
              <table:table-cell office:value-type="float" office:value="566.58">
                <text:p>566.58</text:p>
              </table:table-cell>
              <table:table-cell office:value-type="float" office:value="499">
                <text:p>499</text:p>
              </table:table-cell>
              <table:table-cell office:value-type="float" office:value="787.3">
                <text:p>787.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5.8">
                <text:p>1435.8</text:p>
              </table:table-cell>
              <table:table-cell office:value-type="float" office:value="887">
                <text:p>887</text:p>
              </table:table-cell>
              <table:table-cell office:value-type="float" office:value="652.17">
                <text:p>652.17</text:p>
              </table:table-cell>
              <table:table-cell office:value-type="float" office:value="489">
                <text:p>489</text:p>
              </table:table-cell>
              <table:table-cell office:value-type="float" office:value="535.65">
                <text:p>535.65</text:p>
              </table:table-cell>
              <table:table-cell office:value-type="float" office:value="477">
                <text:p>477</text:p>
              </table:table-cell>
              <table:table-cell office:value-type="float" office:value="795.56">
                <text:p>795.5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.77">
                <text:p>1301.77</text:p>
              </table:table-cell>
              <table:table-cell office:value-type="float" office:value="802">
                <text:p>802</text:p>
              </table:table-cell>
              <table:table-cell office:value-type="float" office:value="703.24">
                <text:p>703.24</text:p>
              </table:table-cell>
              <table:table-cell office:value-type="float" office:value="502">
                <text:p>502</text:p>
              </table:table-cell>
              <table:table-cell office:value-type="float" office:value="565.23">
                <text:p>565.23</text:p>
              </table:table-cell>
              <table:table-cell office:value-type="float" office:value="443">
                <text:p>443</text:p>
              </table:table-cell>
              <table:table-cell office:value-type="float" office:value="785.58">
                <text:p>785.5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.27">
                <text:p>1337.27</text:p>
              </table:table-cell>
              <table:table-cell office:value-type="float" office:value="823">
                <text:p>823</text:p>
              </table:table-cell>
              <table:table-cell office:value-type="float" office:value="632.65">
                <text:p>632.65</text:p>
              </table:table-cell>
              <table:table-cell office:value-type="float" office:value="454">
                <text:p>454</text:p>
              </table:table-cell>
              <table:table-cell office:value-type="float" office:value="495.78">
                <text:p>495.78</text:p>
              </table:table-cell>
              <table:table-cell office:value-type="float" office:value="408">
                <text:p>408</text:p>
              </table:table-cell>
              <table:table-cell office:value-type="float" office:value="730.19">
                <text:p>730.1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1.85">
                <text:p>1611.85</text:p>
              </table:table-cell>
              <table:table-cell office:value-type="float" office:value="1121">
                <text:p>1121</text:p>
              </table:table-cell>
              <table:table-cell office:value-type="float" office:value="746.97">
                <text:p>746.97</text:p>
              </table:table-cell>
              <table:table-cell office:value-type="float" office:value="556">
                <text:p>556</text:p>
              </table:table-cell>
              <table:table-cell office:value-type="float" office:value="622.73">
                <text:p>622.73</text:p>
              </table:table-cell>
              <table:table-cell office:value-type="float" office:value="530">
                <text:p>530</text:p>
              </table:table-cell>
              <table:table-cell office:value-type="float" office:value="895.36">
                <text:p>895.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1.63">
                <text:p>1401.63</text:p>
              </table:table-cell>
              <table:table-cell office:value-type="float" office:value="881">
                <text:p>881</text:p>
              </table:table-cell>
              <table:table-cell office:value-type="float" office:value="727.68">
                <text:p>727.68</text:p>
              </table:table-cell>
              <table:table-cell office:value-type="float" office:value="538">
                <text:p>538</text:p>
              </table:table-cell>
              <table:table-cell office:value-type="float" office:value="587.08">
                <text:p>587.08</text:p>
              </table:table-cell>
              <table:table-cell office:value-type="float" office:value="504">
                <text:p>504</text:p>
              </table:table-cell>
              <table:table-cell office:value-type="float" office:value="817.51">
                <text:p>817.5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0.61">
                <text:p>1290.61</text:p>
              </table:table-cell>
              <table:table-cell office:value-type="float" office:value="763">
                <text:p>763</text:p>
              </table:table-cell>
              <table:table-cell office:value-type="float" office:value="670.04">
                <text:p>670.04</text:p>
              </table:table-cell>
              <table:table-cell office:value-type="float" office:value="523">
                <text:p>523</text:p>
              </table:table-cell>
              <table:table-cell office:value-type="float" office:value="548.67">
                <text:p>548.67</text:p>
              </table:table-cell>
              <table:table-cell office:value-type="float" office:value="464">
                <text:p>464</text:p>
              </table:table-cell>
              <table:table-cell office:value-type="float" office:value="763.4">
                <text:p>763.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.28">
                <text:p>1322.28</text:p>
              </table:table-cell>
              <table:table-cell office:value-type="float" office:value="789">
                <text:p>789</text:p>
              </table:table-cell>
              <table:table-cell office:value-type="float" office:value="700.67">
                <text:p>700.67</text:p>
              </table:table-cell>
              <table:table-cell office:value-type="float" office:value="480">
                <text:p>480</text:p>
              </table:table-cell>
              <table:table-cell office:value-type="float" office:value="555.06">
                <text:p>555.06</text:p>
              </table:table-cell>
              <table:table-cell office:value-type="float" office:value="426">
                <text:p>426</text:p>
              </table:table-cell>
              <table:table-cell office:value-type="float" office:value="783.57">
                <text:p>783.5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4.18">
                <text:p>1454.18</text:p>
              </table:table-cell>
              <table:table-cell office:value-type="float" office:value="896">
                <text:p>896</text:p>
              </table:table-cell>
              <table:table-cell office:value-type="float" office:value="696.72">
                <text:p>696.72</text:p>
              </table:table-cell>
              <table:table-cell office:value-type="float" office:value="511">
                <text:p>511</text:p>
              </table:table-cell>
              <table:table-cell office:value-type="float" office:value="583.33">
                <text:p>583.33</text:p>
              </table:table-cell>
              <table:table-cell office:value-type="float" office:value="511">
                <text:p>511</text:p>
              </table:table-cell>
              <table:table-cell office:value-type="float" office:value="874.76">
                <text:p>874.7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.73">
                <text:p>1579.73</text:p>
              </table:table-cell>
              <table:table-cell office:value-type="float" office:value="904">
                <text:p>904</text:p>
              </table:table-cell>
              <table:table-cell office:value-type="float" office:value="828.42">
                <text:p>828.42</text:p>
              </table:table-cell>
              <table:table-cell office:value-type="float" office:value="554">
                <text:p>554</text:p>
              </table:table-cell>
              <table:table-cell office:value-type="float" office:value="669.87">
                <text:p>669.87</text:p>
              </table:table-cell>
              <table:table-cell office:value-type="float" office:value="554">
                <text:p>554</text:p>
              </table:table-cell>
              <table:table-cell office:value-type="float" office:value="953.38">
                <text:p>953.3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6.08">
                <text:p>1396.08</text:p>
              </table:table-cell>
              <table:table-cell office:value-type="float" office:value="836">
                <text:p>836</text:p>
              </table:table-cell>
              <table:table-cell office:value-type="float" office:value="721.68">
                <text:p>721.68</text:p>
              </table:table-cell>
              <table:table-cell office:value-type="float" office:value="498">
                <text:p>498</text:p>
              </table:table-cell>
              <table:table-cell office:value-type="float" office:value="587.28">
                <text:p>587.28</text:p>
              </table:table-cell>
              <table:table-cell office:value-type="float" office:value="498">
                <text:p>498</text:p>
              </table:table-cell>
              <table:table-cell office:value-type="float" office:value="804.53">
                <text:p>804.5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.25">
                <text:p>1286.25</text:p>
              </table:table-cell>
              <table:table-cell office:value-type="float" office:value="847">
                <text:p>847</text:p>
              </table:table-cell>
              <table:table-cell office:value-type="float" office:value="721.49">
                <text:p>721.49</text:p>
              </table:table-cell>
              <table:table-cell office:value-type="float" office:value="476">
                <text:p>476</text:p>
              </table:table-cell>
              <table:table-cell office:value-type="float" office:value="595.08">
                <text:p>595.08</text:p>
              </table:table-cell>
              <table:table-cell office:value-type="float" office:value="476">
                <text:p>476</text:p>
              </table:table-cell>
              <table:table-cell office:value-type="float" office:value="766.83">
                <text:p>766.8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3.75">
                <text:p>1323.75</text:p>
              </table:table-cell>
              <table:table-cell office:value-type="float" office:value="896">
                <text:p>896</text:p>
              </table:table-cell>
              <table:table-cell office:value-type="float" office:value="673.01">
                <text:p>673.01</text:p>
              </table:table-cell>
              <table:table-cell office:value-type="float" office:value="455">
                <text:p>455</text:p>
              </table:table-cell>
              <table:table-cell office:value-type="float" office:value="538.58">
                <text:p>538.58</text:p>
              </table:table-cell>
              <table:table-cell office:value-type="float" office:value="455">
                <text:p>455</text:p>
              </table:table-cell>
              <table:table-cell office:value-type="float" office:value="780.18">
                <text:p>780.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4.27">
                <text:p>1344.27</text:p>
              </table:table-cell>
              <table:table-cell office:value-type="float" office:value="820">
                <text:p>820</text:p>
              </table:table-cell>
              <table:table-cell office:value-type="float" office:value="706.04">
                <text:p>706.04</text:p>
              </table:table-cell>
              <table:table-cell office:value-type="float" office:value="535">
                <text:p>535</text:p>
              </table:table-cell>
              <table:table-cell office:value-type="float" office:value="590.38">
                <text:p>590.38</text:p>
              </table:table-cell>
              <table:table-cell office:value-type="float" office:value="511">
                <text:p>511</text:p>
              </table:table-cell>
              <table:table-cell office:value-type="float" office:value="781.34">
                <text:p>781.3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2.97">
                <text:p>1422.97</text:p>
              </table:table-cell>
              <table:table-cell office:value-type="float" office:value="920">
                <text:p>920</text:p>
              </table:table-cell>
              <table:table-cell office:value-type="float" office:value="757.65">
                <text:p>757.65</text:p>
              </table:table-cell>
              <table:table-cell office:value-type="float" office:value="567">
                <text:p>567</text:p>
              </table:table-cell>
              <table:table-cell office:value-type="float" office:value="637.9">
                <text:p>637.9</text:p>
              </table:table-cell>
              <table:table-cell office:value-type="float" office:value="535">
                <text:p>535</text:p>
              </table:table-cell>
              <table:table-cell office:value-type="float" office:value="825.69">
                <text:p>825.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4.13">
                <text:p>1384.13</text:p>
              </table:table-cell>
              <table:table-cell office:value-type="float" office:value="837">
                <text:p>837</text:p>
              </table:table-cell>
              <table:table-cell office:value-type="float" office:value="651.98">
                <text:p>651.98</text:p>
              </table:table-cell>
              <table:table-cell office:value-type="float" office:value="405">
                <text:p>405</text:p>
              </table:table-cell>
              <table:table-cell office:value-type="float" office:value="485.19">
                <text:p>485.19</text:p>
              </table:table-cell>
              <table:table-cell office:value-type="float" office:value="373">
                <text:p>373</text:p>
              </table:table-cell>
              <table:table-cell office:value-type="float" office:value="752.87">
                <text:p>752.8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8.85">
                <text:p>1438.85</text:p>
              </table:table-cell>
              <table:table-cell office:value-type="float" office:value="1014">
                <text:p>1014</text:p>
              </table:table-cell>
              <table:table-cell office:value-type="float" office:value="799.7">
                <text:p>799.7</text:p>
              </table:table-cell>
              <table:table-cell office:value-type="float" office:value="584">
                <text:p>584</text:p>
              </table:table-cell>
              <table:table-cell office:value-type="float" office:value="650.19">
                <text:p>650.19</text:p>
              </table:table-cell>
              <table:table-cell office:value-type="float" office:value="558">
                <text:p>558</text:p>
              </table:table-cell>
              <table:table-cell office:value-type="float" office:value="914.96">
                <text:p>914.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5.78">
                <text:p>1335.78</text:p>
              </table:table-cell>
              <table:table-cell office:value-type="float" office:value="829">
                <text:p>829</text:p>
              </table:table-cell>
              <table:table-cell office:value-type="float" office:value="683.47">
                <text:p>683.47</text:p>
              </table:table-cell>
              <table:table-cell office:value-type="float" office:value="470">
                <text:p>470</text:p>
              </table:table-cell>
              <table:table-cell office:value-type="float" office:value="555.63">
                <text:p>555.63</text:p>
              </table:table-cell>
              <table:table-cell office:value-type="float" office:value="447">
                <text:p>447</text:p>
              </table:table-cell>
              <table:table-cell office:value-type="float" office:value="771.36">
                <text:p>771.3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5.52">
                <text:p>1345.52</text:p>
              </table:table-cell>
              <table:table-cell office:value-type="float" office:value="955">
                <text:p>955</text:p>
              </table:table-cell>
              <table:table-cell office:value-type="float" office:value="681.85">
                <text:p>681.85</text:p>
              </table:table-cell>
              <table:table-cell office:value-type="float" office:value="485">
                <text:p>485</text:p>
              </table:table-cell>
              <table:table-cell office:value-type="float" office:value="563.41">
                <text:p>563.41</text:p>
              </table:table-cell>
              <table:table-cell office:value-type="float" office:value="485">
                <text:p>485</text:p>
              </table:table-cell>
              <table:table-cell office:value-type="float" office:value="806.2">
                <text:p>806.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1.85">
                <text:p>1421.85</text:p>
              </table:table-cell>
              <table:table-cell office:value-type="float" office:value="935">
                <text:p>935</text:p>
              </table:table-cell>
              <table:table-cell office:value-type="float" office:value="735.06">
                <text:p>735.06</text:p>
              </table:table-cell>
              <table:table-cell office:value-type="float" office:value="557">
                <text:p>557</text:p>
              </table:table-cell>
              <table:table-cell office:value-type="float" office:value="594.05">
                <text:p>594.05</text:p>
              </table:table-cell>
              <table:table-cell office:value-type="float" office:value="492">
                <text:p>492</text:p>
              </table:table-cell>
              <table:table-cell office:value-type="float" office:value="856.82">
                <text:p>856.8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5.24">
                <text:p>1345.24</text:p>
              </table:table-cell>
              <table:table-cell office:value-type="float" office:value="815">
                <text:p>815</text:p>
              </table:table-cell>
              <table:table-cell office:value-type="float" office:value="781.35">
                <text:p>781.35</text:p>
              </table:table-cell>
              <table:table-cell office:value-type="float" office:value="546">
                <text:p>546</text:p>
              </table:table-cell>
              <table:table-cell office:value-type="float" office:value="622.18">
                <text:p>622.18</text:p>
              </table:table-cell>
              <table:table-cell office:value-type="float" office:value="523">
                <text:p>523</text:p>
              </table:table-cell>
              <table:table-cell office:value-type="float" office:value="859.73">
                <text:p>859.7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2.37">
                <text:p>1362.37</text:p>
              </table:table-cell>
              <table:table-cell office:value-type="float" office:value="899">
                <text:p>899</text:p>
              </table:table-cell>
              <table:table-cell office:value-type="float" office:value="763.65">
                <text:p>763.65</text:p>
              </table:table-cell>
              <table:table-cell office:value-type="float" office:value="647">
                <text:p>647</text:p>
              </table:table-cell>
              <table:table-cell office:value-type="float" office:value="683.05">
                <text:p>683.05</text:p>
              </table:table-cell>
              <table:table-cell office:value-type="float" office:value="599">
                <text:p>599</text:p>
              </table:table-cell>
              <table:table-cell office:value-type="float" office:value="875.03">
                <text:p>875.0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8.09">
                <text:p>1558.09</text:p>
              </table:table-cell>
              <table:table-cell office:value-type="float" office:value="936">
                <text:p>936</text:p>
              </table:table-cell>
              <table:table-cell office:value-type="float" office:value="770.2">
                <text:p>770.2</text:p>
              </table:table-cell>
              <table:table-cell office:value-type="float" office:value="600">
                <text:p>600</text:p>
              </table:table-cell>
              <table:table-cell office:value-type="float" office:value="649.46">
                <text:p>649.46</text:p>
              </table:table-cell>
              <table:table-cell office:value-type="float" office:value="563">
                <text:p>563</text:p>
              </table:table-cell>
              <table:table-cell office:value-type="float" office:value="929.5">
                <text:p>929.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4.54">
                <text:p>1184.54</text:p>
              </table:table-cell>
              <table:table-cell office:value-type="float" office:value="746">
                <text:p>746</text:p>
              </table:table-cell>
              <table:table-cell office:value-type="float" office:value="643.34">
                <text:p>643.34</text:p>
              </table:table-cell>
              <table:table-cell office:value-type="float" office:value="492">
                <text:p>492</text:p>
              </table:table-cell>
              <table:table-cell office:value-type="float" office:value="544.49">
                <text:p>544.49</text:p>
              </table:table-cell>
              <table:table-cell office:value-type="float" office:value="463">
                <text:p>463</text:p>
              </table:table-cell>
              <table:table-cell office:value-type="float" office:value="697.7">
                <text:p>697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4.55">
                <text:p>1224.55</text:p>
              </table:table-cell>
              <table:table-cell office:value-type="float" office:value="681">
                <text:p>681</text:p>
              </table:table-cell>
              <table:table-cell office:value-type="float" office:value="677.61">
                <text:p>677.61</text:p>
              </table:table-cell>
              <table:table-cell office:value-type="float" office:value="515">
                <text:p>515</text:p>
              </table:table-cell>
              <table:table-cell office:value-type="float" office:value="575.53">
                <text:p>575.53</text:p>
              </table:table-cell>
              <table:table-cell office:value-type="float" office:value="484">
                <text:p>484</text:p>
              </table:table-cell>
              <table:table-cell office:value-type="float" office:value="720.11">
                <text:p>720.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2.53">
                <text:p>1432.53</text:p>
              </table:table-cell>
              <table:table-cell office:value-type="float" office:value="945">
                <text:p>945</text:p>
              </table:table-cell>
              <table:table-cell office:value-type="float" office:value="795.19">
                <text:p>795.19</text:p>
              </table:table-cell>
              <table:table-cell office:value-type="float" office:value="634">
                <text:p>634</text:p>
              </table:table-cell>
              <table:table-cell office:value-type="float" office:value="661.84">
                <text:p>661.84</text:p>
              </table:table-cell>
              <table:table-cell office:value-type="float" office:value="562">
                <text:p>562</text:p>
              </table:table-cell>
              <table:table-cell office:value-type="float" office:value="925.15">
                <text:p>925.1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.74">
                <text:p>1531.74</text:p>
              </table:table-cell>
              <table:table-cell office:value-type="float" office:value="985">
                <text:p>985</text:p>
              </table:table-cell>
              <table:table-cell office:value-type="float" office:value="759.47">
                <text:p>759.47</text:p>
              </table:table-cell>
              <table:table-cell office:value-type="float" office:value="613">
                <text:p>613</text:p>
              </table:table-cell>
              <table:table-cell office:value-type="float" office:value="639.6">
                <text:p>639.6</text:p>
              </table:table-cell>
              <table:table-cell office:value-type="float" office:value="571">
                <text:p>571</text:p>
              </table:table-cell>
              <table:table-cell office:value-type="float" office:value="900.94">
                <text:p>900.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8.28">
                <text:p>1508.28</text:p>
              </table:table-cell>
              <table:table-cell office:value-type="float" office:value="877">
                <text:p>877</text:p>
              </table:table-cell>
              <table:table-cell office:value-type="float" office:value="686.47">
                <text:p>686.47</text:p>
              </table:table-cell>
              <table:table-cell office:value-type="float" office:value="455">
                <text:p>455</text:p>
              </table:table-cell>
              <table:table-cell office:value-type="float" office:value="585.48">
                <text:p>585.48</text:p>
              </table:table-cell>
              <table:table-cell office:value-type="float" office:value="455">
                <text:p>455</text:p>
              </table:table-cell>
              <table:table-cell office:value-type="float" office:value="862.86">
                <text:p>862.8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0.23">
                <text:p>1810.23</text:p>
              </table:table-cell>
              <table:table-cell office:value-type="float" office:value="1169">
                <text:p>1169</text:p>
              </table:table-cell>
              <table:table-cell office:value-type="float" office:value="825.55">
                <text:p>825.55</text:p>
              </table:table-cell>
              <table:table-cell office:value-type="float" office:value="652">
                <text:p>652</text:p>
              </table:table-cell>
              <table:table-cell office:value-type="float" office:value="686.97">
                <text:p>686.97</text:p>
              </table:table-cell>
              <table:table-cell office:value-type="float" office:value="632">
                <text:p>632</text:p>
              </table:table-cell>
              <table:table-cell office:value-type="float" office:value="1037.68">
                <text:p>1037.68</text:p>
              </table:table-cell>
              <table:table-cell office:value-type="float" office:value="749">
                <text:p>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16173" draw:fill-color="#e1617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2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50_maxs_0.2'.D1:'TESTBENCH_metaheu_ls_vnd_bvns_ts__niter_10_search_anxious_init_random_memory_10_times4ave_50_maxs_0.2'.D31 'TESTBENCH_metaheu_ls_vnd_bvns_ts__niter_10_search_anxious_init_random_memory_10_times4ave_50_maxs_0.2'.G1:'TESTBENCH_metaheu_ls_vnd_bvns_ts__niter_10_search_anxious_init_random_memory_10_times4ave_50_maxs_0.2'.G31 'TESTBENCH_metaheu_ls_vnd_bvns_ts__niter_10_search_anxious_init_random_memory_10_times4ave_50_maxs_0.2'.J1:'TESTBENCH_metaheu_ls_vnd_bvns_ts__niter_10_search_anxious_init_random_memory_10_times4ave_50_maxs_0.2'.J31 'TESTBENCH_metaheu_ls_vnd_bvns_ts__niter_10_search_anxious_init_random_memory_10_times4ave_50_maxs_0.2'.M1:'TESTBENCH_metaheu_ls_vnd_bvns_ts__niter_10_search_anxious_init_random_memory_10_times4ave_50_maxs_0.2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D2:'TESTBENCH_metaheu_ls_vnd_bvns_ts__niter_10_search_anxious_init_random_memory_10_times4ave_50_maxs_0.2'.D31" chart:label-cell-address="'TESTBENCH_metaheu_ls_vnd_bvns_ts__niter_10_search_anxious_init_random_memory_10_times4ave_50_maxs_0.2'.D1:'TESTBENCH_metaheu_ls_vnd_bvns_ts__niter_10_search_anxious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G2:'TESTBENCH_metaheu_ls_vnd_bvns_ts__niter_10_search_anxious_init_random_memory_10_times4ave_50_maxs_0.2'.G31" chart:label-cell-address="'TESTBENCH_metaheu_ls_vnd_bvns_ts__niter_10_search_anxious_init_random_memory_10_times4ave_50_maxs_0.2'.G1:'TESTBENCH_metaheu_ls_vnd_bvns_ts__niter_10_search_anxious_init_random_memory_10_times4ave_50_maxs_0.2'.G1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J2:'TESTBENCH_metaheu_ls_vnd_bvns_ts__niter_10_search_anxious_init_random_memory_10_times4ave_50_maxs_0.2'.J31" chart:label-cell-address="'TESTBENCH_metaheu_ls_vnd_bvns_ts__niter_10_search_anxious_init_random_memory_10_times4ave_50_maxs_0.2'.J1:'TESTBENCH_metaheu_ls_vnd_bvns_ts__niter_10_search_anxious_init_random_memory_10_times4ave_50_maxs_0.2'.J1" chart:class="chart:line">
            <chart:data-point chart:repeated="30"/>
          </chart:series>
          <chart:series chart:style-name="ch10" chart:values-cell-range-address="'TESTBENCH_metaheu_ls_vnd_bvns_ts__niter_10_search_anxious_init_random_memory_10_times4ave_50_maxs_0.2'.M2:'TESTBENCH_metaheu_ls_vnd_bvns_ts__niter_10_search_anxious_init_random_memory_10_times4ave_50_maxs_0.2'.M31" chart:label-cell-address="'TESTBENCH_metaheu_ls_vnd_bvns_ts__niter_10_search_anxious_init_random_memory_10_times4ave_50_maxs_0.2'.M1:'TESTBENCH_metaheu_ls_vnd_bvns_ts__niter_10_search_anxious_init_random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50_maxs_0.2'.D1:'TESTBENCH_metaheu_ls_vnd_bvns_ts__niter_10_search_anxious_init_random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50_maxs_0.2'.G1:'TESTBENCH_metaheu_ls_vnd_bvns_ts__niter_10_search_anxious_init_random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50_maxs_0.2'.J1:'TESTBENCH_metaheu_ls_vnd_bvns_ts__niter_10_search_anxious_init_random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50_maxs_0.2'.M1:'TESTBENCH_metaheu_ls_vnd_bvns_ts__niter_10_search_anxious_init_random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0.75">
                <text:p>1390.75</text:p>
                <draw:g>
                  <svg:desc>'TESTBENCH_metaheu_ls_vnd_bvns_ts__niter_10_search_anxious_init_random_memory_10_times4ave_50_maxs_0.2'.D2:'TESTBENCH_metaheu_ls_vnd_bvns_ts__niter_10_search_anxious_init_random_memory_10_times4ave_50_maxs_0.2'.D31</svg:desc>
                </draw:g>
              </table:table-cell>
              <table:table-cell office:value-type="float" office:value="710.2">
                <text:p>710.2</text:p>
                <draw:g>
                  <svg:desc>'TESTBENCH_metaheu_ls_vnd_bvns_ts__niter_10_search_anxious_init_random_memory_10_times4ave_50_maxs_0.2'.G2:'TESTBENCH_metaheu_ls_vnd_bvns_ts__niter_10_search_anxious_init_random_memory_10_times4ave_50_maxs_0.2'.G31</svg:desc>
                </draw:g>
              </table:table-cell>
              <table:table-cell office:value-type="float" office:value="579.02">
                <text:p>579.02</text:p>
                <draw:g>
                  <svg:desc>'TESTBENCH_metaheu_ls_vnd_bvns_ts__niter_10_search_anxious_init_random_memory_10_times4ave_50_maxs_0.2'.J2:'TESTBENCH_metaheu_ls_vnd_bvns_ts__niter_10_search_anxious_init_random_memory_10_times4ave_50_maxs_0.2'.J31</svg:desc>
                </draw:g>
              </table:table-cell>
              <table:table-cell office:value-type="float" office:value="825.83">
                <text:p>825.83</text:p>
                <draw:g>
                  <svg:desc>'TESTBENCH_metaheu_ls_vnd_bvns_ts__niter_10_search_anxious_init_random_memory_10_times4ave_50_maxs_0.2'.M2:'TESTBENCH_metaheu_ls_vnd_bvns_ts__niter_10_search_anxious_init_random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0.92">
                <text:p>1330.92</text:p>
              </table:table-cell>
              <table:table-cell office:value-type="float" office:value="685.63">
                <text:p>685.63</text:p>
              </table:table-cell>
              <table:table-cell office:value-type="float" office:value="566.58">
                <text:p>566.58</text:p>
              </table:table-cell>
              <table:table-cell office:value-type="float" office:value="787.3">
                <text:p>78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5.8">
                <text:p>1435.8</text:p>
              </table:table-cell>
              <table:table-cell office:value-type="float" office:value="652.17">
                <text:p>652.17</text:p>
              </table:table-cell>
              <table:table-cell office:value-type="float" office:value="535.65">
                <text:p>535.65</text:p>
              </table:table-cell>
              <table:table-cell office:value-type="float" office:value="795.56">
                <text:p>795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.77">
                <text:p>1301.77</text:p>
              </table:table-cell>
              <table:table-cell office:value-type="float" office:value="703.24">
                <text:p>703.24</text:p>
              </table:table-cell>
              <table:table-cell office:value-type="float" office:value="565.23">
                <text:p>565.23</text:p>
              </table:table-cell>
              <table:table-cell office:value-type="float" office:value="785.58">
                <text:p>785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.27">
                <text:p>1337.27</text:p>
              </table:table-cell>
              <table:table-cell office:value-type="float" office:value="632.65">
                <text:p>632.65</text:p>
              </table:table-cell>
              <table:table-cell office:value-type="float" office:value="495.78">
                <text:p>495.78</text:p>
              </table:table-cell>
              <table:table-cell office:value-type="float" office:value="730.19">
                <text:p>73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1.85">
                <text:p>1611.85</text:p>
              </table:table-cell>
              <table:table-cell office:value-type="float" office:value="746.97">
                <text:p>746.97</text:p>
              </table:table-cell>
              <table:table-cell office:value-type="float" office:value="622.73">
                <text:p>622.73</text:p>
              </table:table-cell>
              <table:table-cell office:value-type="float" office:value="895.36">
                <text:p>895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1.63">
                <text:p>1401.63</text:p>
              </table:table-cell>
              <table:table-cell office:value-type="float" office:value="727.68">
                <text:p>727.68</text:p>
              </table:table-cell>
              <table:table-cell office:value-type="float" office:value="587.08">
                <text:p>587.08</text:p>
              </table:table-cell>
              <table:table-cell office:value-type="float" office:value="817.51">
                <text:p>817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0.61">
                <text:p>1290.61</text:p>
              </table:table-cell>
              <table:table-cell office:value-type="float" office:value="670.04">
                <text:p>670.04</text:p>
              </table:table-cell>
              <table:table-cell office:value-type="float" office:value="548.67">
                <text:p>548.67</text:p>
              </table:table-cell>
              <table:table-cell office:value-type="float" office:value="763.4">
                <text:p>76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.28">
                <text:p>1322.28</text:p>
              </table:table-cell>
              <table:table-cell office:value-type="float" office:value="700.67">
                <text:p>700.67</text:p>
              </table:table-cell>
              <table:table-cell office:value-type="float" office:value="555.06">
                <text:p>555.06</text:p>
              </table:table-cell>
              <table:table-cell office:value-type="float" office:value="783.57">
                <text:p>783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4.18">
                <text:p>1454.18</text:p>
              </table:table-cell>
              <table:table-cell office:value-type="float" office:value="696.72">
                <text:p>696.72</text:p>
              </table:table-cell>
              <table:table-cell office:value-type="float" office:value="583.33">
                <text:p>583.33</text:p>
              </table:table-cell>
              <table:table-cell office:value-type="float" office:value="874.76">
                <text:p>874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.73">
                <text:p>1579.73</text:p>
              </table:table-cell>
              <table:table-cell office:value-type="float" office:value="828.42">
                <text:p>828.42</text:p>
              </table:table-cell>
              <table:table-cell office:value-type="float" office:value="669.87">
                <text:p>669.87</text:p>
              </table:table-cell>
              <table:table-cell office:value-type="float" office:value="953.38">
                <text:p>953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6.08">
                <text:p>1396.08</text:p>
              </table:table-cell>
              <table:table-cell office:value-type="float" office:value="721.68">
                <text:p>721.68</text:p>
              </table:table-cell>
              <table:table-cell office:value-type="float" office:value="587.28">
                <text:p>587.28</text:p>
              </table:table-cell>
              <table:table-cell office:value-type="float" office:value="804.53">
                <text:p>804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.25">
                <text:p>1286.25</text:p>
              </table:table-cell>
              <table:table-cell office:value-type="float" office:value="721.49">
                <text:p>721.49</text:p>
              </table:table-cell>
              <table:table-cell office:value-type="float" office:value="595.08">
                <text:p>595.08</text:p>
              </table:table-cell>
              <table:table-cell office:value-type="float" office:value="766.83">
                <text:p>766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3.75">
                <text:p>1323.75</text:p>
              </table:table-cell>
              <table:table-cell office:value-type="float" office:value="673.01">
                <text:p>673.01</text:p>
              </table:table-cell>
              <table:table-cell office:value-type="float" office:value="538.58">
                <text:p>538.58</text:p>
              </table:table-cell>
              <table:table-cell office:value-type="float" office:value="780.18">
                <text:p>78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4.27">
                <text:p>1344.27</text:p>
              </table:table-cell>
              <table:table-cell office:value-type="float" office:value="706.04">
                <text:p>706.04</text:p>
              </table:table-cell>
              <table:table-cell office:value-type="float" office:value="590.38">
                <text:p>590.38</text:p>
              </table:table-cell>
              <table:table-cell office:value-type="float" office:value="781.34">
                <text:p>781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2.97">
                <text:p>1422.97</text:p>
              </table:table-cell>
              <table:table-cell office:value-type="float" office:value="757.65">
                <text:p>757.65</text:p>
              </table:table-cell>
              <table:table-cell office:value-type="float" office:value="637.9">
                <text:p>637.9</text:p>
              </table:table-cell>
              <table:table-cell office:value-type="float" office:value="825.69">
                <text:p>825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4.13">
                <text:p>1384.13</text:p>
              </table:table-cell>
              <table:table-cell office:value-type="float" office:value="651.98">
                <text:p>651.98</text:p>
              </table:table-cell>
              <table:table-cell office:value-type="float" office:value="485.19">
                <text:p>485.19</text:p>
              </table:table-cell>
              <table:table-cell office:value-type="float" office:value="752.87">
                <text:p>752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8.85">
                <text:p>1438.85</text:p>
              </table:table-cell>
              <table:table-cell office:value-type="float" office:value="799.7">
                <text:p>799.7</text:p>
              </table:table-cell>
              <table:table-cell office:value-type="float" office:value="650.19">
                <text:p>650.19</text:p>
              </table:table-cell>
              <table:table-cell office:value-type="float" office:value="914.96">
                <text:p>914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5.78">
                <text:p>1335.78</text:p>
              </table:table-cell>
              <table:table-cell office:value-type="float" office:value="683.47">
                <text:p>683.47</text:p>
              </table:table-cell>
              <table:table-cell office:value-type="float" office:value="555.63">
                <text:p>555.63</text:p>
              </table:table-cell>
              <table:table-cell office:value-type="float" office:value="771.36">
                <text:p>771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5.52">
                <text:p>1345.52</text:p>
              </table:table-cell>
              <table:table-cell office:value-type="float" office:value="681.85">
                <text:p>681.85</text:p>
              </table:table-cell>
              <table:table-cell office:value-type="float" office:value="563.41">
                <text:p>563.41</text:p>
              </table:table-cell>
              <table:table-cell office:value-type="float" office:value="806.2">
                <text:p>806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1.85">
                <text:p>1421.85</text:p>
              </table:table-cell>
              <table:table-cell office:value-type="float" office:value="735.06">
                <text:p>735.06</text:p>
              </table:table-cell>
              <table:table-cell office:value-type="float" office:value="594.05">
                <text:p>594.05</text:p>
              </table:table-cell>
              <table:table-cell office:value-type="float" office:value="856.82">
                <text:p>856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5.24">
                <text:p>1345.24</text:p>
              </table:table-cell>
              <table:table-cell office:value-type="float" office:value="781.35">
                <text:p>781.35</text:p>
              </table:table-cell>
              <table:table-cell office:value-type="float" office:value="622.18">
                <text:p>622.18</text:p>
              </table:table-cell>
              <table:table-cell office:value-type="float" office:value="859.73">
                <text:p>859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2.37">
                <text:p>1362.37</text:p>
              </table:table-cell>
              <table:table-cell office:value-type="float" office:value="763.65">
                <text:p>763.65</text:p>
              </table:table-cell>
              <table:table-cell office:value-type="float" office:value="683.05">
                <text:p>683.05</text:p>
              </table:table-cell>
              <table:table-cell office:value-type="float" office:value="875.03">
                <text:p>875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8.09">
                <text:p>1558.09</text:p>
              </table:table-cell>
              <table:table-cell office:value-type="float" office:value="770.2">
                <text:p>770.2</text:p>
              </table:table-cell>
              <table:table-cell office:value-type="float" office:value="649.46">
                <text:p>649.46</text:p>
              </table:table-cell>
              <table:table-cell office:value-type="float" office:value="929.5">
                <text:p>92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4.54">
                <text:p>1184.54</text:p>
              </table:table-cell>
              <table:table-cell office:value-type="float" office:value="643.34">
                <text:p>643.34</text:p>
              </table:table-cell>
              <table:table-cell office:value-type="float" office:value="544.49">
                <text:p>544.49</text:p>
              </table:table-cell>
              <table:table-cell office:value-type="float" office:value="697.7">
                <text:p>69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4.55">
                <text:p>1224.55</text:p>
              </table:table-cell>
              <table:table-cell office:value-type="float" office:value="677.61">
                <text:p>677.61</text:p>
              </table:table-cell>
              <table:table-cell office:value-type="float" office:value="575.53">
                <text:p>575.53</text:p>
              </table:table-cell>
              <table:table-cell office:value-type="float" office:value="720.11">
                <text:p>720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2.53">
                <text:p>1432.53</text:p>
              </table:table-cell>
              <table:table-cell office:value-type="float" office:value="795.19">
                <text:p>795.19</text:p>
              </table:table-cell>
              <table:table-cell office:value-type="float" office:value="661.84">
                <text:p>661.84</text:p>
              </table:table-cell>
              <table:table-cell office:value-type="float" office:value="925.15">
                <text:p>925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.74">
                <text:p>1531.74</text:p>
              </table:table-cell>
              <table:table-cell office:value-type="float" office:value="759.47">
                <text:p>759.47</text:p>
              </table:table-cell>
              <table:table-cell office:value-type="float" office:value="639.6">
                <text:p>639.6</text:p>
              </table:table-cell>
              <table:table-cell office:value-type="float" office:value="900.94">
                <text:p>900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8.28">
                <text:p>1508.28</text:p>
              </table:table-cell>
              <table:table-cell office:value-type="float" office:value="686.47">
                <text:p>686.47</text:p>
              </table:table-cell>
              <table:table-cell office:value-type="float" office:value="585.48">
                <text:p>585.48</text:p>
              </table:table-cell>
              <table:table-cell office:value-type="float" office:value="862.86">
                <text:p>862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0.23">
                <text:p>1810.23</text:p>
              </table:table-cell>
              <table:table-cell office:value-type="float" office:value="825.55">
                <text:p>825.55</text:p>
              </table:table-cell>
              <table:table-cell office:value-type="float" office:value="686.97">
                <text:p>686.97</text:p>
              </table:table-cell>
              <table:table-cell office:value-type="float" office:value="1037.68">
                <text:p>1037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50_maxs_0.2'.E1:'TESTBENCH_metaheu_ls_vnd_bvns_ts__niter_10_search_anxious_init_random_memory_10_times4ave_50_maxs_0.2'.E31 'TESTBENCH_metaheu_ls_vnd_bvns_ts__niter_10_search_anxious_init_random_memory_10_times4ave_50_maxs_0.2'.H1:'TESTBENCH_metaheu_ls_vnd_bvns_ts__niter_10_search_anxious_init_random_memory_10_times4ave_50_maxs_0.2'.H31 'TESTBENCH_metaheu_ls_vnd_bvns_ts__niter_10_search_anxious_init_random_memory_10_times4ave_50_maxs_0.2'.K1:'TESTBENCH_metaheu_ls_vnd_bvns_ts__niter_10_search_anxious_init_random_memory_10_times4ave_50_maxs_0.2'.K31 'TESTBENCH_metaheu_ls_vnd_bvns_ts__niter_10_search_anxious_init_random_memory_10_times4ave_50_maxs_0.2'.N1:'TESTBENCH_metaheu_ls_vnd_bvns_ts__niter_10_search_anxious_init_random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E2:'TESTBENCH_metaheu_ls_vnd_bvns_ts__niter_10_search_anxious_init_random_memory_10_times4ave_50_maxs_0.2'.E31" chart:label-cell-address="'TESTBENCH_metaheu_ls_vnd_bvns_ts__niter_10_search_anxious_init_random_memory_10_times4ave_50_maxs_0.2'.E1:'TESTBENCH_metaheu_ls_vnd_bvns_ts__niter_10_search_anxious_init_random_memory_10_times4ave_50_maxs_0.2'.E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H2:'TESTBENCH_metaheu_ls_vnd_bvns_ts__niter_10_search_anxious_init_random_memory_10_times4ave_50_maxs_0.2'.H31" chart:label-cell-address="'TESTBENCH_metaheu_ls_vnd_bvns_ts__niter_10_search_anxious_init_random_memory_10_times4ave_50_maxs_0.2'.H1:'TESTBENCH_metaheu_ls_vnd_bvns_ts__niter_10_search_anxious_init_random_memory_10_times4ave_50_maxs_0.2'.H1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K2:'TESTBENCH_metaheu_ls_vnd_bvns_ts__niter_10_search_anxious_init_random_memory_10_times4ave_50_maxs_0.2'.K31" chart:label-cell-address="'TESTBENCH_metaheu_ls_vnd_bvns_ts__niter_10_search_anxious_init_random_memory_10_times4ave_50_maxs_0.2'.K1:'TESTBENCH_metaheu_ls_vnd_bvns_ts__niter_10_search_anxious_init_random_memory_10_times4ave_50_maxs_0.2'.K1" chart:class="chart:line">
            <chart:data-point chart:repeated="30"/>
          </chart:series>
          <chart:series chart:style-name="ch10" chart:values-cell-range-address="'TESTBENCH_metaheu_ls_vnd_bvns_ts__niter_10_search_anxious_init_random_memory_10_times4ave_50_maxs_0.2'.N2:'TESTBENCH_metaheu_ls_vnd_bvns_ts__niter_10_search_anxious_init_random_memory_10_times4ave_50_maxs_0.2'.N31" chart:label-cell-address="'TESTBENCH_metaheu_ls_vnd_bvns_ts__niter_10_search_anxious_init_random_memory_10_times4ave_50_maxs_0.2'.N1:'TESTBENCH_metaheu_ls_vnd_bvns_ts__niter_10_search_anxious_init_random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50_maxs_0.2'.E1:'TESTBENCH_metaheu_ls_vnd_bvns_ts__niter_10_search_anxious_init_random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50_maxs_0.2'.H1:'TESTBENCH_metaheu_ls_vnd_bvns_ts__niter_10_search_anxious_init_random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50_maxs_0.2'.K1:'TESTBENCH_metaheu_ls_vnd_bvns_ts__niter_10_search_anxious_init_random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50_maxs_0.2'.N1:'TESTBENCH_metaheu_ls_vnd_bvns_ts__niter_10_search_anxious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7">
                <text:p>977</text:p>
                <draw:g>
                  <svg:desc>'TESTBENCH_metaheu_ls_vnd_bvns_ts__niter_10_search_anxious_init_random_memory_10_times4ave_50_maxs_0.2'.E2:'TESTBENCH_metaheu_ls_vnd_bvns_ts__niter_10_search_anxious_init_random_memory_10_times4ave_50_maxs_0.2'.E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random_memory_10_times4ave_50_maxs_0.2'.H2:'TESTBENCH_metaheu_ls_vnd_bvns_ts__niter_10_search_anxious_init_random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random_memory_10_times4ave_50_maxs_0.2'.K2:'TESTBENCH_metaheu_ls_vnd_bvns_ts__niter_10_search_anxious_init_random_memory_10_times4ave_50_maxs_0.2'.K31</svg:desc>
                </draw:g>
              </table:table-cell>
              <table:table-cell office:value-type="float" office:value="636">
                <text:p>636</text:p>
                <draw:g>
                  <svg:desc>'TESTBENCH_metaheu_ls_vnd_bvns_ts__niter_10_search_anxious_init_random_memory_10_times4ave_50_maxs_0.2'.N2:'TESTBENCH_metaheu_ls_vnd_bvns_ts__niter_10_search_anxious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7">
                <text:p>887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2">
                <text:p>802</text:p>
              </table:table-cell>
              <table:table-cell office:value-type="float" office:value="502">
                <text:p>502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3">
                <text:p>823</text:p>
              </table:table-cell>
              <table:table-cell office:value-type="float" office:value="454">
                <text:p>454</text:p>
              </table:table-cell>
              <table:table-cell office:value-type="float" office:value="408">
                <text:p>40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1">
                <text:p>1121</text:p>
              </table:table-cell>
              <table:table-cell office:value-type="float" office:value="556">
                <text:p>556</text:p>
              </table:table-cell>
              <table:table-cell office:value-type="float" office:value="530">
                <text:p>5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1">
                <text:p>881</text:p>
              </table:table-cell>
              <table:table-cell office:value-type="float" office:value="538">
                <text:p>538</text:p>
              </table:table-cell>
              <table:table-cell office:value-type="float" office:value="504">
                <text:p>50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3">
                <text:p>763</text:p>
              </table:table-cell>
              <table:table-cell office:value-type="float" office:value="523">
                <text:p>523</text:p>
              </table:table-cell>
              <table:table-cell office:value-type="float" office:value="464">
                <text:p>46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9">
                <text:p>789</text:p>
              </table:table-cell>
              <table:table-cell office:value-type="float" office:value="480">
                <text:p>480</text:p>
              </table:table-cell>
              <table:table-cell office:value-type="float" office:value="426">
                <text:p>42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">
                <text:p>896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4">
                <text:p>90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6">
                <text:p>83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7">
                <text:p>847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0">
                <text:p>820</text:p>
              </table:table-cell>
              <table:table-cell office:value-type="float" office:value="535">
                <text:p>535</text:p>
              </table:table-cell>
              <table:table-cell office:value-type="float" office:value="511">
                <text:p>51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567">
                <text:p>567</text:p>
              </table:table-cell>
              <table:table-cell office:value-type="float" office:value="535">
                <text:p>5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7">
                <text:p>837</text:p>
              </table:table-cell>
              <table:table-cell office:value-type="float" office:value="405">
                <text:p>405</text:p>
              </table:table-cell>
              <table:table-cell office:value-type="float" office:value="373">
                <text:p>37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4">
                <text:p>1014</text:p>
              </table:table-cell>
              <table:table-cell office:value-type="float" office:value="584">
                <text:p>584</text:p>
              </table:table-cell>
              <table:table-cell office:value-type="float" office:value="558">
                <text:p>5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9">
                <text:p>829</text:p>
              </table:table-cell>
              <table:table-cell office:value-type="float" office:value="470">
                <text:p>470</text:p>
              </table:table-cell>
              <table:table-cell office:value-type="float" office:value="447">
                <text:p>44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5">
                <text:p>955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5">
                <text:p>935</text:p>
              </table:table-cell>
              <table:table-cell office:value-type="float" office:value="557">
                <text:p>557</text:p>
              </table:table-cell>
              <table:table-cell office:value-type="float" office:value="492">
                <text:p>49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5">
                <text:p>815</text:p>
              </table:table-cell>
              <table:table-cell office:value-type="float" office:value="546">
                <text:p>546</text:p>
              </table:table-cell>
              <table:table-cell office:value-type="float" office:value="523">
                <text:p>52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9">
                <text:p>899</text:p>
              </table:table-cell>
              <table:table-cell office:value-type="float" office:value="647">
                <text:p>647</text:p>
              </table:table-cell>
              <table:table-cell office:value-type="float" office:value="599">
                <text:p>59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6">
                <text:p>936</text:p>
              </table:table-cell>
              <table:table-cell office:value-type="float" office:value="600">
                <text:p>600</text:p>
              </table:table-cell>
              <table:table-cell office:value-type="float" office:value="563">
                <text:p>56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6">
                <text:p>746</text:p>
              </table:table-cell>
              <table:table-cell office:value-type="float" office:value="492">
                <text:p>492</text:p>
              </table:table-cell>
              <table:table-cell office:value-type="float" office:value="463">
                <text:p>46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1">
                <text:p>681</text:p>
              </table:table-cell>
              <table:table-cell office:value-type="float" office:value="515">
                <text:p>515</text:p>
              </table:table-cell>
              <table:table-cell office:value-type="float" office:value="484">
                <text:p>4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5">
                <text:p>945</text:p>
              </table:table-cell>
              <table:table-cell office:value-type="float" office:value="634">
                <text:p>634</text:p>
              </table:table-cell>
              <table:table-cell office:value-type="float" office:value="562">
                <text:p>56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5">
                <text:p>985</text:p>
              </table:table-cell>
              <table:table-cell office:value-type="float" office:value="613">
                <text:p>613</text:p>
              </table:table-cell>
              <table:table-cell office:value-type="float" office:value="571">
                <text:p>57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7">
                <text:p>87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9">
                <text:p>1169</text:p>
              </table:table-cell>
              <table:table-cell office:value-type="float" office:value="652">
                <text:p>652</text:p>
              </table:table-cell>
              <table:table-cell office:value-type="float" office:value="632">
                <text:p>632</text:p>
              </table:table-cell>
              <table:table-cell office:value-type="float" office:value="749">
                <text:p>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4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D1:'TESTBENCH_metaheu_ls_vnd_bvns_ts__niter_10_search_anxious_init_random_memory_10_times4ave_50_maxs_0.2'.E31" chart:data-source-has-labels="row" svg:x="-0.293cm" svg:y="1.75cm" svg:width="15.9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D2:'TESTBENCH_metaheu_ls_vnd_bvns_ts__niter_10_search_anxious_init_random_memory_10_times4ave_50_maxs_0.2'.D31" chart:label-cell-address="'TESTBENCH_metaheu_ls_vnd_bvns_ts__niter_10_search_anxious_init_random_memory_10_times4ave_50_maxs_0.2'.D1:'TESTBENCH_metaheu_ls_vnd_bvns_ts__niter_10_search_anxious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E2:'TESTBENCH_metaheu_ls_vnd_bvns_ts__niter_10_search_anxious_init_random_memory_10_times4ave_50_maxs_0.2'.E31" chart:label-cell-address="'TESTBENCH_metaheu_ls_vnd_bvns_ts__niter_10_search_anxious_init_random_memory_10_times4ave_50_maxs_0.2'.E1:'TESTBENCH_metaheu_ls_vnd_bvns_ts__niter_10_search_anxious_init_random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50_maxs_0.2'.D1:'TESTBENCH_metaheu_ls_vnd_bvns_ts__niter_10_search_anxious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50_maxs_0.2'.E1:'TESTBENCH_metaheu_ls_vnd_bvns_ts__niter_10_search_anxious_init_random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0.75">
                <text:p>1390.75</text:p>
                <draw:g>
                  <svg:desc>'TESTBENCH_metaheu_ls_vnd_bvns_ts__niter_10_search_anxious_init_random_memory_10_times4ave_50_maxs_0.2'.D2:'TESTBENCH_metaheu_ls_vnd_bvns_ts__niter_10_search_anxious_init_random_memory_10_times4ave_50_maxs_0.2'.D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anxious_init_random_memory_10_times4ave_50_maxs_0.2'.E2:'TESTBENCH_metaheu_ls_vnd_bvns_ts__niter_10_search_anxious_init_random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0.92">
                <text:p>1330.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5.8">
                <text:p>1435.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.77">
                <text:p>1301.7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.27">
                <text:p>1337.2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1.85">
                <text:p>1611.8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1.63">
                <text:p>1401.6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0.61">
                <text:p>1290.6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.28">
                <text:p>1322.2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4.18">
                <text:p>1454.1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.73">
                <text:p>1579.7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6.08">
                <text:p>1396.0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.25">
                <text:p>1286.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3.75">
                <text:p>1323.7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4.27">
                <text:p>1344.2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2.97">
                <text:p>1422.9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4.13">
                <text:p>1384.1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8.85">
                <text:p>1438.8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5.78">
                <text:p>1335.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5.52">
                <text:p>1345.5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1.85">
                <text:p>1421.8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5.24">
                <text:p>1345.2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2.37">
                <text:p>1362.3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8.09">
                <text:p>1558.0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4.54">
                <text:p>1184.5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4.55">
                <text:p>1224.5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2.53">
                <text:p>1432.5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.74">
                <text:p>1531.7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8.28">
                <text:p>1508.2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0.23">
                <text:p>1810.23</text:p>
              </table:table-cell>
              <table:table-cell office:value-type="float" office:value="1169">
                <text:p>11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6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G1:'TESTBENCH_metaheu_ls_vnd_bvns_ts__niter_10_search_anxious_init_random_memory_10_times4ave_50_maxs_0.2'.H31" chart:data-source-has-labels="row" svg:x="-0.108cm" svg:y="1.75cm" svg:width="15.76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G2:'TESTBENCH_metaheu_ls_vnd_bvns_ts__niter_10_search_anxious_init_random_memory_10_times4ave_50_maxs_0.2'.G31" chart:label-cell-address="'TESTBENCH_metaheu_ls_vnd_bvns_ts__niter_10_search_anxious_init_random_memory_10_times4ave_50_maxs_0.2'.G1:'TESTBENCH_metaheu_ls_vnd_bvns_ts__niter_10_search_anxious_init_random_memory_10_times4ave_50_maxs_0.2'.G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H2:'TESTBENCH_metaheu_ls_vnd_bvns_ts__niter_10_search_anxious_init_random_memory_10_times4ave_50_maxs_0.2'.H31" chart:label-cell-address="'TESTBENCH_metaheu_ls_vnd_bvns_ts__niter_10_search_anxious_init_random_memory_10_times4ave_50_maxs_0.2'.H1:'TESTBENCH_metaheu_ls_vnd_bvns_ts__niter_10_search_anxious_init_random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50_maxs_0.2'.G1:'TESTBENCH_metaheu_ls_vnd_bvns_ts__niter_10_search_anxious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50_maxs_0.2'.H1:'TESTBENCH_metaheu_ls_vnd_bvns_ts__niter_10_search_anxious_init_random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.2">
                <text:p>710.2</text:p>
                <draw:g>
                  <svg:desc>'TESTBENCH_metaheu_ls_vnd_bvns_ts__niter_10_search_anxious_init_random_memory_10_times4ave_50_maxs_0.2'.G2:'TESTBENCH_metaheu_ls_vnd_bvns_ts__niter_10_search_anxious_init_random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random_memory_10_times4ave_50_maxs_0.2'.H2:'TESTBENCH_metaheu_ls_vnd_bvns_ts__niter_10_search_anxious_init_random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5.63">
                <text:p>685.6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.17">
                <text:p>652.1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24">
                <text:p>703.2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2.65">
                <text:p>632.6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6.97">
                <text:p>746.9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7.68">
                <text:p>727.6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0.04">
                <text:p>670.0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.67">
                <text:p>700.6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6.72">
                <text:p>696.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8.42">
                <text:p>828.4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1.68">
                <text:p>721.6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1.49">
                <text:p>721.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.01">
                <text:p>673.0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.04">
                <text:p>706.0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7.65">
                <text:p>757.6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.98">
                <text:p>651.9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9.7">
                <text:p>799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3.47">
                <text:p>683.4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1.85">
                <text:p>681.8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5.06">
                <text:p>735.0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1.35">
                <text:p>781.3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3.65">
                <text:p>763.6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0.2">
                <text:p>770.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3.34">
                <text:p>643.3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7.61">
                <text:p>677.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5.19">
                <text:p>795.1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9.47">
                <text:p>759.4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6.47">
                <text:p>686.4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5.55">
                <text:p>825.55</text:p>
              </table:table-cell>
              <table:table-cell office:value-type="float" office:value="652">
                <text:p>6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16173" draw:fill-color="#e1617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6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J1:'TESTBENCH_metaheu_ls_vnd_bvns_ts__niter_10_search_anxious_init_random_memory_10_times4ave_50_maxs_0.2'.K31" chart:data-source-has-labels="row" svg:x="-0.108cm" svg:y="1.75cm" svg:width="15.76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J2:'TESTBENCH_metaheu_ls_vnd_bvns_ts__niter_10_search_anxious_init_random_memory_10_times4ave_50_maxs_0.2'.J31" chart:label-cell-address="'TESTBENCH_metaheu_ls_vnd_bvns_ts__niter_10_search_anxious_init_random_memory_10_times4ave_50_maxs_0.2'.J1:'TESTBENCH_metaheu_ls_vnd_bvns_ts__niter_10_search_anxious_init_random_memory_10_times4ave_50_maxs_0.2'.J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K2:'TESTBENCH_metaheu_ls_vnd_bvns_ts__niter_10_search_anxious_init_random_memory_10_times4ave_50_maxs_0.2'.K31" chart:label-cell-address="'TESTBENCH_metaheu_ls_vnd_bvns_ts__niter_10_search_anxious_init_random_memory_10_times4ave_50_maxs_0.2'.K1:'TESTBENCH_metaheu_ls_vnd_bvns_ts__niter_10_search_anxious_init_random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50_maxs_0.2'.J1:'TESTBENCH_metaheu_ls_vnd_bvns_ts__niter_10_search_anxious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50_maxs_0.2'.K1:'TESTBENCH_metaheu_ls_vnd_bvns_ts__niter_10_search_anxious_init_random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9.02">
                <text:p>579.02</text:p>
                <draw:g>
                  <svg:desc>'TESTBENCH_metaheu_ls_vnd_bvns_ts__niter_10_search_anxious_init_random_memory_10_times4ave_50_maxs_0.2'.J2:'TESTBENCH_metaheu_ls_vnd_bvns_ts__niter_10_search_anxious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random_memory_10_times4ave_50_maxs_0.2'.K2:'TESTBENCH_metaheu_ls_vnd_bvns_ts__niter_10_search_anxious_init_random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.58">
                <text:p>566.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65">
                <text:p>535.6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.23">
                <text:p>565.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.78">
                <text:p>495.7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.73">
                <text:p>622.7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7.08">
                <text:p>587.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8.67">
                <text:p>548.6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5.06">
                <text:p>555.0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.33">
                <text:p>583.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9.87">
                <text:p>669.8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7.28">
                <text:p>587.2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5.08">
                <text:p>595.0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8.58">
                <text:p>538.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.38">
                <text:p>590.3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7.9">
                <text:p>637.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5.19">
                <text:p>485.1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0.19">
                <text:p>650.1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5.63">
                <text:p>555.6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3.41">
                <text:p>563.4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4.05">
                <text:p>594.0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2.18">
                <text:p>622.1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3.05">
                <text:p>683.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9.46">
                <text:p>649.4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4.49">
                <text:p>544.4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5.53">
                <text:p>575.5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.84">
                <text:p>661.8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9.6">
                <text:p>639.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5.48">
                <text:p>585.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6.97">
                <text:p>686.97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6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M1:'TESTBENCH_metaheu_ls_vnd_bvns_ts__niter_10_search_anxious_init_random_memory_10_times4ave_50_maxs_0.2'.N31" chart:data-source-has-labels="row" svg:x="-0.293cm" svg:y="1.75cm" svg:width="15.9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M2:'TESTBENCH_metaheu_ls_vnd_bvns_ts__niter_10_search_anxious_init_random_memory_10_times4ave_50_maxs_0.2'.M31" chart:label-cell-address="'TESTBENCH_metaheu_ls_vnd_bvns_ts__niter_10_search_anxious_init_random_memory_10_times4ave_50_maxs_0.2'.M1:'TESTBENCH_metaheu_ls_vnd_bvns_ts__niter_10_search_anxious_init_random_memory_10_times4ave_50_maxs_0.2'.M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N2:'TESTBENCH_metaheu_ls_vnd_bvns_ts__niter_10_search_anxious_init_random_memory_10_times4ave_50_maxs_0.2'.N31" chart:label-cell-address="'TESTBENCH_metaheu_ls_vnd_bvns_ts__niter_10_search_anxious_init_random_memory_10_times4ave_50_maxs_0.2'.N1:'TESTBENCH_metaheu_ls_vnd_bvns_ts__niter_10_search_anxious_init_random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50_maxs_0.2'.M1:'TESTBENCH_metaheu_ls_vnd_bvns_ts__niter_10_search_anxious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50_maxs_0.2'.N1:'TESTBENCH_metaheu_ls_vnd_bvns_ts__niter_10_search_anxious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.83">
                <text:p>825.83</text:p>
                <draw:g>
                  <svg:desc>'TESTBENCH_metaheu_ls_vnd_bvns_ts__niter_10_search_anxious_init_random_memory_10_times4ave_50_maxs_0.2'.M2:'TESTBENCH_metaheu_ls_vnd_bvns_ts__niter_10_search_anxious_init_random_memory_10_times4ave_50_maxs_0.2'.M31</svg:desc>
                </draw:g>
              </table:table-cell>
              <table:table-cell office:value-type="float" office:value="636">
                <text:p>636</text:p>
                <draw:g>
                  <svg:desc>'TESTBENCH_metaheu_ls_vnd_bvns_ts__niter_10_search_anxious_init_random_memory_10_times4ave_50_maxs_0.2'.N2:'TESTBENCH_metaheu_ls_vnd_bvns_ts__niter_10_search_anxious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7.3">
                <text:p>787.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5.56">
                <text:p>795.5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5.58">
                <text:p>785.5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0.19">
                <text:p>730.1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5.36">
                <text:p>895.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7.51">
                <text:p>817.5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3.4">
                <text:p>763.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3.57">
                <text:p>783.5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4.76">
                <text:p>874.7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.38">
                <text:p>953.3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.53">
                <text:p>804.5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6.83">
                <text:p>766.8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0.18">
                <text:p>780.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1.34">
                <text:p>781.3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5.69">
                <text:p>825.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2.87">
                <text:p>752.8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4.96">
                <text:p>914.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1.36">
                <text:p>771.3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6.2">
                <text:p>806.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6.82">
                <text:p>856.8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9.73">
                <text:p>859.7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5.03">
                <text:p>875.0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9.5">
                <text:p>929.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7.7">
                <text:p>697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0.11">
                <text:p>720.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5.15">
                <text:p>925.1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.94">
                <text:p>900.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2.86">
                <text:p>862.8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.68">
                <text:p>1037.68</text:p>
              </table:table-cell>
              <table:table-cell office:value-type="float" office:value="749">
                <text:p>7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